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/>
    </style:style>
    <style:style style:name="P9" style:family="paragraph" style:parent-style-name="Preformatted_20_Text">
      <style:paragraph-properties fo:margin-top="0cm" fo:margin-bottom="0.499cm" loext:contextual-spacing="false"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4">
      <style:paragraph-properties fo:text-align="start" style:justify-single-word="false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fca5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andos LINUX</text:p>
      <text:p text:style-name="P1"/>
      <text:p text:style-name="P2">1<text:tab/>.- ifconfig:</text:p>
      <text:p text:style-name="P2"><text:tab/><text:tab/><text:span text:style-name="T1">Muestra las trajetas de red</text:span></text:p>
      <text:p text:style-name="P3"><text:tab/><text:tab/></text:p>
      <text:p text:style-name="P2"><text:span text:style-name="T1"><text:tab/><text:tab/>el prompt path:<text:tab/> como root</text:span> #<text:tab/><text:tab/></text:p>
      <text:p text:style-name="P2"><text:tab/><text:tab/><text:tab/> <text:s text:c="4"/><text:tab/><text:tab/><text:span text:style-name="T1"> usuario $</text:span></text:p>
      <text:list xml:id="list722428794871243200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2">usuario@</text:span><text:span text:style-name="T3">(2)</text:span><text:span text:style-name="T2"> nombre maquina: ~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<text:span text:style-name="T2"><text:tab/><text:tab/></text:span><text:span text:style-name="T3">para logearnos como root</text:span><text:span text:style-name="T2"> <text:s/>: su</text:span></text:p>
      <text:p text:style-name="P2"><text:tab/><text:tab/><text:tab/><text:tab/><text:tab/><text:tab/> <text:s/>: contraseña</text:p>
      <text:p text:style-name="P2"/>
      <text:p text:style-name="P2"><text:tab/>.- pwd : </text:p>
      <text:p text:style-name="P5"><text:span text:style-name="T2"><text:tab/><text:tab/></text:span><text:span text:style-name="T3">Muestra en donde estamos ubicados</text:span></text:p>
      <text:p text:style-name="P3"/>
      <text:p text:style-name="P5"><text:span text:style-name="T3"><text:tab/>.- </text:span><text:span text:style-name="T2">type</text:span><text:span text:style-name="T3"> comando : type rm wich cd muestra donde se encuentra ese comando</text:span></text:p>
      <text:p text:style-name="P2"/>
      <text:p text:style-name="P2"><text:tab/>.- man hier :<text:span text:style-name="T1"> muestra descripción jerarquia del sistema de ficheros, estructura directorios</text:span></text:p>
      <text:p text:style-name="P2"><text:tab/><text:tab/><text:tab/></text:p>
      <text:p text:style-name="P2"><text:tab/>.- w<text:span text:style-name="T14">h</text:span>ich <text:s/>: <text:s/><text:span text:style-name="T1">permite conocer la ruta de un comando</text:span></text:p>
      <text:p text:style-name="P5"><text:span text:style-name="T3"><text:tab/><text:tab/><text:tab/></text:span><text:span text:style-name="Strong_20_Emphasis">which firefox-------------------------------&gt; /usr/bin/firefox</text:span></text:p>
      <text:p text:style-name="P5"><text:span text:style-name="Strong_20_Emphasis"/></text:p>
      <text:p text:style-name="P5"><text:span text:style-name="Strong_20_Emphasis"><text:tab/><text:tab/><text:tab/>which firefox gimp banshee------------&gt;</text:span></text:p>
      <text:p text:style-name="P5"><text:span text:style-name="Strong_20_Emphasis"><text:tab/><text:tab/><text:tab/><text:tab/><text:tab/><text:tab/><text:tab/><text:tab/><text:tab/></text:span><text:span text:style-name="Strong_20_Emphasis"><text:span text:style-name="T1">/usr/bin/firefox</text:span></text:span></text:p>
      <text:p text:style-name="Preformatted_20_Text"><text:span text:style-name="Strong_20_Emphasis"><text:tab/><text:tab/><text:tab/><text:tab/><text:tab/><text:tab/><text:tab/><text:tab/><text:tab/>/usr/bin/gimp</text:span></text:p>
      <text:p text:style-name="P7"><text:span text:style-name="Strong_20_Emphasis"><text:tab/><text:tab/><text:tab/><text:tab/><text:tab/><text:tab/><text:tab/><text:tab/><text:tab/>/usr/bin/banshee</text:span></text:p>
      <text:p text:style-name="P7"><text:span text:style-name="Strong_20_Emphasis"/></text:p>
      <text:p text:style-name="P7"><text:span text:style-name="Strong_20_Emphasis"/></text:p>
      <text:p text:style-name="P8"><text:span text:style-name="Strong_20_Emphasis"><text:span text:style-name="T5">-Verificar el sistema-</text:span></text:span></text:p>
      <text:p text:style-name="P9"><text:span text:style-name="Strong_20_Emphasis"><text:span text:style-name="T4"><text:tab/></text:span></text:span><text:span text:style-name="Strong_20_Emphasis"><text:span text:style-name="T7">.-top</text:span></text:span><text:span text:style-name="Strong_20_Emphasis"><text:span text:style-name="T3"> : </text:span></text:span><text:span text:style-name="Strong_20_Emphasis"><text:span text:style-name="T6">monitoriza el sistema</text:span></text:span></text:p>
      <text:p text:style-name="P9"><text:span text:style-name="Strong_20_Emphasis"><text:span text:style-name="T6"><text:tab/></text:span></text:span><text:span text:style-name="Strong_20_Emphasis"><text:span text:style-name="T7">.- free : </text:span></text:span><text:span text:style-name="Strong_20_Emphasis"><text:span text:style-name="T6">muestra memoria</text:span></text:span><text:span text:style-name="Strong_20_Emphasis"><text:span text:style-name="T7"> </text:span></text:span></text:p>
      <text:p text:style-name="P9"><text:span text:style-name="Strong_20_Emphasis"><text:span text:style-name="T7"><text:tab/><text:tab/><text:tab/><text:tab/><text:tab/>-m</text:span></text:span></text:p>
      <text:p text:style-name="P9"><text:span text:style-name="Strong_20_Emphasis"><text:span text:style-name="T7"><text:tab/><text:tab/><text:tab/><text:tab/><text:tab/>-g</text:span></text:span></text:p>
      <text:p text:style-name="P9"><text:span text:style-name="Strong_20_Emphasis"><text:span text:style-name="T7"><text:tab/><text:tab/><text:tab/><text:tab/><text:tab/>-h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8"><text:soft-page-break/><text:span text:style-name="Strong_20_Emphasis"><text:span text:style-name="T8">Comandos LINUX</text:span></text:span><text:span text:style-name="Strong_20_Emphasis"><text:span text:style-name="T7"><text:tab/>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2<text:tab/>.- w : </text:span></text:span><text:span text:style-name="Strong_20_Emphasis"><text:span text:style-name="T6">muestra usuarios conectados</text:span></text:span></text:p>
      <text:p text:style-name="P9"><text:span text:style-name="Strong_20_Emphasis"><text:span text:style-name="T6"><text:tab/><text:tab/>tty consolas locales <text:s text:c="9"/>:~$ echo “hola” &gt;/dev/tty</text:span></text:span></text:p>
      <text:p text:style-name="P9"><text:span text:style-name="Strong_20_Emphasis"><text:span text:style-name="T6"><text:tab/><text:tab/>pts consolas remotas <text:s/>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><text:tab/></text:span></text:span><text:span text:style-name="Strong_20_Emphasis"><text:span text:style-name="T7">.- vmstat </text:span></text:span><text:span text:style-name="Strong_20_Emphasis"><text:span text:style-name="T6">: indica memora RAM <text:s/></text:span></text:span></text:p>
      <text:p text:style-name="P9"><text:span text:style-name="Strong_20_Emphasis"><text:span text:style-name="T6"><text:tab/><text:tab/><text:tab/>vmstat -s <text:s text:c="3"/></text:span></text:span></text:p>
      <text:p text:style-name="P9"><text:span text:style-name="Strong_20_Emphasis"><text:span text:style-name="T6"><text:tab/></text:span></text:span><text:span text:style-name="Strong_20_Emphasis"><text:span text:style-name="T7">.- who:</text:span></text:span><text:span text:style-name="Strong_20_Emphasis"><text:span text:style-name="T6"> indica quien está conectado</text:span></text:span></text:p>
      <text:p text:style-name="P9"><text:span text:style-name="Strong_20_Emphasis"><text:span text:style-name="T7"><text:tab/>.- w : </text:span></text:span><text:span text:style-name="Strong_20_Emphasis"><text:span text:style-name="T6">muestra usuarios conectados y que está haciendo</text:span></text:span></text:p>
      <text:p text:style-name="P9"><text:span text:style-name="Strong_20_Emphasis"><text:span text:style-name="T6"><text:tab/></text:span></text:span><text:span text:style-name="Strong_20_Emphasis"><text:span text:style-name="T7">.- whoami</text:span></text:span><text:span text:style-name="Strong_20_Emphasis"><text:span text:style-name="T6">: muestra quien soy yo</text:span></text:span></text:p>
      <text:p text:style-name="P9"><text:span text:style-name="Strong_20_Emphasis"><text:span text:style-name="T6"><text:tab/></text:span></text:span><text:span text:style-name="Strong_20_Emphasis"><text:span text:style-name="T7">.- id</text:span></text:span><text:span text:style-name="Strong_20_Emphasis"><text:span text:style-name="T6"> : muestra información sobre el grupo, usuario<text:tab/></text:span></text:span></text:p>
      <text:p text:style-name="P9"><text:span text:style-name="Strong_20_Emphasis"><text:span text:style-name="T6"><text:tab/></text:span></text:span><text:span text:style-name="Strong_20_Emphasis"><text:span text:style-name="T7">.- group: </text:span></text:span><text:span text:style-name="Strong_20_Emphasis"><text:span text:style-name="T6">muestra información sobre grupos asociados al usuario indicado<text:tab/></text:span></text:span></text:p>
      <text:p text:style-name="P9"><text:span text:style-name="Strong_20_Emphasis"><text:span text:style-name="T6"><text:tab/><text:tab/><text:tab/>id root</text:span></text:span></text:p>
      <text:p text:style-name="P9"><text:span text:style-name="Strong_20_Emphasis"><text:span text:style-name="T6"><text:tab/></text:span></text:span><text:span text:style-name="Strong_20_Emphasis"><text:span text:style-name="T7">.- lspsi:</text:span></text:span><text:span text:style-name="Strong_20_Emphasis"><text:span text:style-name="T6"> muestra información sobre el sistema, hardware </text:span></text:span></text:p>
      <text:p text:style-name="P9"><text:span text:style-name="Strong_20_Emphasis"><text:span text:style-name="T6"><text:tab/></text:span></text:span><text:span text:style-name="Strong_20_Emphasis"><text:span text:style-name="T7">.- lscpu:</text:span></text:span><text:span text:style-name="Strong_20_Emphasis"><text:span text:style-name="T6"> muestra información sobre procesador</text:span></text:span></text:p>
      <text:p text:style-name="P9"><text:span text:style-name="Strong_20_Emphasis"><text:span text:style-name="T6"><text:tab/></text:span></text:span><text:span text:style-name="Strong_20_Emphasis"><text:span text:style-name="T7">.- lsmod :</text:span></text:span><text:span text:style-name="Strong_20_Emphasis"><text:span text:style-name="T6"> muestra información sobre módulos cargados en ese momento</text:span></text:span></text:p>
      <text:p text:style-name="P9"><text:span text:style-name="Strong_20_Emphasis"><text:span text:style-name="T6"><text:tab/></text:span></text:span><text:span text:style-name="Strong_20_Emphasis"><text:span text:style-name="T7">.- uname :</text:span></text:span><text:span text:style-name="Strong_20_Emphasis"><text:span text:style-name="T6"> muestra información sobre el sistema</text:span></text:span></text:p>
      <text:p text:style-name="P9"><text:span text:style-name="Strong_20_Emphasis"><text:span text:style-name="T6"><text:tab/><text:tab/><text:tab/>-r</text:span></text:span></text:p>
      <text:p text:style-name="P9"><text:span text:style-name="Strong_20_Emphasis"><text:span text:style-name="T6"><text:tab/><text:tab/><text:tab/>-a info sobre el todo el sistema</text:span></text:span></text:p>
      <text:p text:style-name="P9"><text:span text:style-name="Strong_20_Emphasis"><text:span text:style-name="T6"><text:tab/></text:span></text:span><text:span text:style-name="Strong_20_Emphasis"><text:span text:style-name="T7">.- uptime :</text:span></text:span><text:span text:style-name="Strong_20_Emphasis"><text:span text:style-name="T6"> muestra tiempo encendido usuario y carga</text:span></text:span></text:p>
      <text:p text:style-name="P9"><text:span text:style-name="Strong_20_Emphasis"><text:span text:style-name="T6"><text:tab/></text:span></text:span><text:span text:style-name="Strong_20_Emphasis"><text:span text:style-name="T7">.- lshw :</text:span></text:span><text:span text:style-name="Strong_20_Emphasis"><text:span text:style-name="T6"> muestra información detallada del sistema</text:span></text:span></text:p>
      <text:p text:style-name="P9"><text:span text:style-name="Strong_20_Emphasis"><text:span text:style-name="T6"><text:tab/><text:tab/><text:tab/>lshw &gt; hardware <text:s text:c="2"/>envia la info al archivo hardware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8">Comandos LINUX</text:span></text:span><text:span text:style-name="Strong_20_Emphasis"><text:span text:style-name="T7"><text:tab/></text:span></text:span></text:p>
      <text:p text:style-name="P9"><text:span text:style-name="Strong_20_Emphasis"><text:span text:style-name="T7">3<text:tab/>.- apt -get update</text:span></text:span></text:p>
      <text:p text:style-name="P9"><text:span text:style-name="Strong_20_Emphasis"><text:span text:style-name="T7"><text:tab/>.- apt -get install lshw <text:s text:c="6"/></text:span></text:span><text:span text:style-name="Strong_20_Emphasis"><text:span text:style-name="T6">{ejemplos de actualizar un comando}</text:span></text:span></text:p>
      <text:p text:style-name="P9"><text:span text:style-name="Strong_20_Emphasis"><text:span text:style-name="T7"><text:tab/>.- aptitude install lshw</text:span></text:span></text:p>
      <text:p text:style-name="P9"><text:span text:style-name="Strong_20_Emphasis"><text:span text:style-name="T7"><text:tab/>.- nano /etc/apt/source.list <text:s text:c="8"/></text:span></text:span><text:span text:style-name="Strong_20_Emphasis"><text:span text:style-name="T6">editar source.list</text:span></text:span></text:p>
      <text:p text:style-name="P9"><text:span text:style-name="Strong_20_Emphasis"><text:span text:style-name="T6"><text:tab/><text:tab/>nano hardware<text:tab/><text:tab/>shift + avpag</text:span></text:span></text:p>
      <text:p text:style-name="P9"><text:span text:style-name="Strong_20_Emphasis"><text:span text:style-name="T6"><text:tab/><text:tab/><text:tab/><text:tab/><text:tab/><text:tab/>shift + revpag</text:span></text:span></text:p>
      <text:p text:style-name="P9"><text:span text:style-name="Strong_20_Emphasis"><text:span text:style-name="T6"><text:tab/></text:span></text:span><text:span text:style-name="Strong_20_Emphasis"><text:span text:style-name="T7">.- lsblk</text:span></text:span><text:span text:style-name="Strong_20_Emphasis"><text:span text:style-name="T6"><text:tab/>muestra unidades de disco</text:span></text:span></text:p>
      <text:p text:style-name="P9"><text:span text:style-name="Strong_20_Emphasis"><text:span text:style-name="T6"><text:tab/></text:span></text:span><text:span text:style-name="Strong_20_Emphasis"><text:span text:style-name="T7">.- df<text:tab/></text:span></text:span><text:span text:style-name="Strong_20_Emphasis"><text:span text:style-name="T6"><text:tab/>muestra el sistema de archivos</text:span></text:span></text:p>
      <text:p text:style-name="P9"><text:span text:style-name="Strong_20_Emphasis"><text:span text:style-name="T6"><text:tab/><text:tab/><text:tab/><text:tab/>-h</text:span></text:span></text:p>
      <text:p text:style-name="P9"><text:span text:style-name="Strong_20_Emphasis"><text:span text:style-name="T6"><text:tab/><text:tab/><text:tab/><text:tab/>-hi <text:tab/>muestra inodos</text:span></text:span></text:p>
      <text:p text:style-name="P9"><text:span text:style-name="Strong_20_Emphasis"><text:span text:style-name="T6"><text:tab/><text:tab/><text:tab/><text:tab/>-i <text:tab/></text:span></text:span></text:p>
      <text:p text:style-name="P9"><text:span text:style-name="Strong_20_Emphasis"><text:span text:style-name="T6"><text:tab/>.- fdisk <text:tab/>informacion del disco duro</text:span></text:span></text:p>
      <text:p text:style-name="P9"><text:span text:style-name="Strong_20_Emphasis"><text:span text:style-name="T6"><text:tab/><text:tab/><text:tab/><text:tab/>-l</text:span></text:span></text:p>
      <text:p text:style-name="P9"><text:span text:style-name="Strong_20_Emphasis"><text:span text:style-name="T6"><text:tab/>.- last <text:tab/><text:tab/>muestra ultimas sesiones efectuadas del sistema</text:span></text:span></text:p>
      <text:p text:style-name="P9"><text:span text:style-name="Strong_20_Emphasis"><text:span text:style-name="T6"><text:tab/>.- lastb <text:tab/>muestra usuarios logeados, ip´s autorizadas, etc.</text:span></text:span></text:p>
      <text:p text:style-name="P9"><text:span text:style-name="Strong_20_Emphasis"><text:span text:style-name="T6"><text:tab/>.- du<text:tab/><text:tab/>muestra tamaño <text:s/>de archivo/directorio</text:span></text:span></text:p>
      <text:p text:style-name="P9"><text:span text:style-name="Strong_20_Emphasis"><text:span text:style-name="T6"><text:tab/><text:tab/><text:tab/><text:tab/>du -hs * <text:s text:c="16"/>para listar todo : ls -al</text:span></text:span></text:p>
      <text:p text:style-name="P9"><text:span text:style-name="Strong_20_Emphasis"><text:span text:style-name="T6"><text:tab/>.- dmesg<text:tab/>muestra como cargó el sistema</text:span></text:span></text:p>
      <text:p text:style-name="P9"><text:span text:style-name="Strong_20_Emphasis"><text:span text:style-name="T6"><text:tab/><text:tab/><text:tab/><text:tab/>| grep usb<text:tab/><text:tab/>filtrando como cargó el usb</text:span></text:span></text:p>
      <text:p text:style-name="P9"><text:span text:style-name="Strong_20_Emphasis"><text:span text:style-name="T6"><text:tab/>.- arch<text:tab/>muestra arquitectura del pc</text:span></text:span></text:p>
      <text:p text:style-name="P9"><text:span text:style-name="Strong_20_Emphasis"><text:span text:style-name="T6"><text:tab/>.- pstree<text:tab/>muestra procesos en forma de arbol</text:span></text:span></text:p>
      <text:p text:style-name="P9"><text:span text:style-name="Strong_20_Emphasis"><text:span text:style-name="T6"><text:tab/><text:tab/><text:tab/><text:tab/>pstree -agu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8">Comandos LINUX</text:span></text:span><text:span text:style-name="Strong_20_Emphasis"><text:span text:style-name="T7"><text:tab/></text:span></text:span></text:p>
      <text:p text:style-name="P9"><text:span text:style-name="Strong_20_Emphasis"><text:span text:style-name="T6">4<text:tab/>.- lsoft<text:tab/>muestra arvhivos abiertos por una aplicación</text:span></text:span></text:p>
      <text:p text:style-name="P9"><text:span text:style-name="Strong_20_Emphasis"><text:span text:style-name="T6"><text:tab/>.- ps<text:tab/><text:tab/>muestra procesos que se están ejecutando por un usuario convencional en <text:tab/><text:tab/><text:tab/><text:tab/>consola.</text:span></text:span></text:p>
      <text:p text:style-name="P9"><text:span text:style-name="Strong_20_Emphasis"><text:span text:style-name="T6"><text:tab/><text:tab/><text:tab/><text:tab/>ps -aux</text:span></text:span></text:p>
      <text:p text:style-name="P9"><text:span text:style-name="Strong_20_Emphasis"><text:span text:style-name="T6"><text:tab/></text:span></text:span></text:p>
      <text:p text:style-name="P9"><text:span text:style-name="Strong_20_Emphasis"><text:span text:style-name="T6"/></text:span></text:p>
      <text:p text:style-name="P8"><text:span text:style-name="Strong_20_Emphasis"><text:span text:style-name="T7">(solo root)</text:span></text:span></text:p>
      <text:p text:style-name="P9"><text:span text:style-name="Strong_20_Emphasis"><text:span text:style-name="T6"><text:tab/>.- route -e<text:tab/></text:span></text:span></text:p>
      <text:p text:style-name="P9"><text:span text:style-name="Strong_20_Emphasis"><text:span text:style-name="T6"><text:tab/>.- if config <text:tab/><text:tab/>muestra interfaces de red</text:span></text:span></text:p>
      <text:p text:style-name="P9"><text:span text:style-name="Strong_20_Emphasis"><text:span text:style-name="T6"><text:tab/>.- ip addr<text:tab/><text:tab/>muestra si está conectado/desconectado</text:span></text:span></text:p>
      <text:p text:style-name="P9"><text:span text:style-name="Strong_20_Emphasis"><text:span text:style-name="T6"><text:tab/>.- ip link</text:span></text:span></text:p>
      <text:p text:style-name="P9"><text:span text:style-name="Strong_20_Emphasis"><text:span text:style-name="T6"><text:tab/>.- ip route</text:span></text:span></text:p>
      <text:p text:style-name="P9"><text:span text:style-name="Strong_20_Emphasis"><text:span text:style-name="T6"><text:tab/>.- arp -e<text:tab/><text:tab/>muestra las tablas arp ordenadas, conectadas a la máquina</text:span></text:span></text:p>
      <text:p text:style-name="P9"><text:span text:style-name="Strong_20_Emphasis"><text:span text:style-name="T6"><text:tab/><text:tab/><text:tab/><text:tab/><text:tab/>arp -a</text:span></text:span></text:p>
      <text:p text:style-name="P9"><text:span text:style-name="Strong_20_Emphasis"><text:span text:style-name="T6"><text:tab/>.- netstat<text:tab/><text:tab/>muestra puertos de comunicación</text:span></text:span></text:p>
      <text:p text:style-name="P9"><text:span text:style-name="Strong_20_Emphasis"><text:span text:style-name="T6"><text:tab/><text:tab/><text:tab/><text:tab/><text:tab/>-a, <text:s/>-r, <text:s/>-h, <text:s/>-l, <text:s text:c="5"/>netstat -l -r</text:span></text:span></text:p>
      <text:p text:style-name="P9"><text:span text:style-name="Strong_20_Emphasis"><text:span text:style-name="T6"><text:tab/>.- cat<text:tab/><text:tab/><text:tab/>muestra archivo del estado del sistema</text:span></text:span></text:p>
      <text:p text:style-name="P9"><text:span text:style-name="Strong_20_Emphasis"><text:span text:style-name="T6"><text:tab/><text:tab/><text:tab/><text:tab/><text:tab/>cat/proc/cpinfo<text:tab/>info del procesador (similar lscpu)</text:span></text:span></text:p>
      <text:p text:style-name="P9"><text:span text:style-name="Strong_20_Emphasis"><text:span text:style-name="T6"><text:tab/><text:tab/><text:tab/><text:tab/><text:tab/>cat/proc/meninfo<text:tab/>info memoria RAM (similar vmstat)</text:span></text:span></text:p>
      <text:p text:style-name="P9"><text:span text:style-name="Strong_20_Emphasis"><text:span text:style-name="T6"><text:tab/><text:tab/><text:tab/><text:tab/><text:tab/>cat/proc/net/dev<text:tab/>info dispositiv. Red y estadísticas</text:span></text:span></text:p>
      <text:p text:style-name="P9"><text:span text:style-name="Strong_20_Emphasis"><text:span text:style-name="T6"><text:tab/><text:tab/><text:tab/><text:tab/><text:tab/>cat/proc/mdstat<text:tab/>info raids</text:span></text:span></text:p>
      <text:p text:style-name="P9"><text:span text:style-name="Strong_20_Emphasis"><text:span text:style-name="T6"><text:tab/><text:tab/><text:tab/><text:tab/><text:tab/>cat/proc/sci/sci<text:tab/>info disp. scsi<text:tab/>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8">LINUX</text:span></text:span><text:span text:style-name="Strong_20_Emphasis"><text:span text:style-name="T7"><text:tab/> Archivos y directorios, inodos</text:span></text:span></text:p>
      <text:p text:style-name="P9"><text:span text:style-name="Strong_20_Emphasis"><text:span text:style-name="T6">5<text:tab/>.- man hier<text:tab/><text:tab/>muestra estructura de directorios (listado)</text:span></text:span></text:p>
      <text:p text:style-name="P9"><text:span text:style-name="Strong_20_Emphasis"><text:span text:style-name="T6"><text:tab/>.- pwd<text:tab/><text:tab/>muestra ruta <text:s/>actual</text:span></text:span></text:p>
      <text:p text:style-name="P9"><text:span text:style-name="Strong_20_Emphasis"><text:span text:style-name="T6"><text:tab/>.- cd<text:tab/><text:tab/><text:tab/>conduce al directorio indicado <text:s text:c="3"/></text:span></text:span></text:p>
      <text:p text:style-name="P9"><text:span text:style-name="Strong_20_Emphasis"><text:span text:style-name="T6"><text:tab/>.- cd ..<text:tab/><text:tab/><text:tab/>devuelve al directorio anterior</text:span></text:span></text:p>
      <text:p text:style-name="P9"><text:span text:style-name="Strong_20_Emphasis"><text:span text:style-name="T6"><text:tab/>.- cd ../..<text:tab/><text:tab/>devuelve a dos directorios anteriores</text:span></text:span></text:p>
      <text:p text:style-name="P9"><text:span text:style-name="Strong_20_Emphasis"><text:span text:style-name="T6"><text:tab/>.- cd ~<text:tab/><text:tab/>ingresa en el directorio home del usuario</text:span></text:span></text:p>
      <text:p text:style-name="P9"><text:span text:style-name="Strong_20_Emphasis"><text:span text:style-name="T6"><text:tab/>.- cd -<text:tab/><text:tab/><text:tab/>devuelve al directorio anterior</text:span></text:span></text:p>
      <text:p text:style-name="P9"><text:span text:style-name="Strong_20_Emphasis"><text:span text:style-name="T6"><text:tab/>.- ls<text:tab/><text:tab/><text:tab/>lista el contenido de una carpeta</text:span></text:span></text:p>
      <text:p text:style-name="P9"><text:span text:style-name="Strong_20_Emphasis"><text:span text:style-name="T6"><text:tab/><text:tab/><text:tab/><text:tab/><text:tab/>{ ls -l, <text:s text:c="2"/>ls -i, <text:s/>ls -a “ocultos”, <text:s/>ls -al, <text:s/>ls -alh, <text:s/>ls -alhir, <text:s/>ls -s, </text:span></text:span></text:p>
      <text:p text:style-name="P9"><text:span text:style-name="Strong_20_Emphasis"><text:span text:style-name="T6"><text:s/><text:tab/><text:tab/><text:tab/><text:tab/><text:tab/><text:tab/>ls -alhit, <text:s/>ls -alr home/ }</text:span></text:span></text:p>
      <text:p text:style-name="P9"><text:span text:style-name="Strong_20_Emphasis"><text:span text:style-name="T6"><text:tab/>.- mkdir<text:tab/><text:tab/>crea directorio</text:span></text:span></text:p>
      <text:p text:style-name="P9"><text:span text:style-name="Strong_20_Emphasis"><text:span text:style-name="T6"><text:tab/>.- rmdir<text:tab/><text:tab/>permite borrar directorio solo si está vacio</text:span></text:span></text:p>
      <text:p text:style-name="P9"><text:span text:style-name="Strong_20_Emphasis"><text:span text:style-name="T6"><text:tab/>.- rmdir -R<text:tab/><text:tab/>borra directorios recursivamente, incluidos subdirectorios</text:span></text:span></text:p>
      <text:p text:style-name="P9"><text:span text:style-name="Strong_20_Emphasis"><text:span text:style-name="T6"><text:tab/></text:span></text:span></text:p>
      <text:p text:style-name="P8"><text:span text:style-name="Strong_20_Emphasis"><text:span text:style-name="T7">Creación de Alias</text:span></text:span></text:p>
      <text:p text:style-name="P9"><text:span text:style-name="Strong_20_Emphasis"><text:span text:style-name="T6"><text:tab/>alias update = 'apt -get update &amp;&amp; apt -get update -y' </text:span></text:span></text:p>
      <text:p text:style-name="P9"><text:span text:style-name="Strong_20_Emphasis"><text:span text:style-name="T6"><text:tab/>alias ls = <text:s/>' --color = auto ' </text:span></text:span></text:p>
      <text:p text:style-name="P9"><text:span text:style-name="Strong_20_Emphasis"><text:span text:style-name="T6"><text:tab/>/home/usuario</text:span></text:span></text:p>
      <text:p text:style-name="P9"><text:span text:style-name="Strong_20_Emphasis"><text:span text:style-name="T6"><text:tab/>editamos <text:s/>.bashrc <text:s text:c="10"/>nano .bashrc</text:span></text:span></text:p>
      <text:p text:style-name="P9"><text:span text:style-name="Strong_20_Emphasis"><text:span text:style-name="T6"><text:tab/>ctrl + l = clear</text:span></text:span></text:p>
      <text:p text:style-name="P9"><text:span text:style-name="Strong_20_Emphasis"><text:span text:style-name="T6"/></text:span></text:p>
      <text:p text:style-name="P8"><text:span text:style-name="Strong_20_Emphasis"><text:span text:style-name="T7">Creación de directorios y subdirectorios</text:span></text:span></text:p>
      <text:p text:style-name="P9"><text:span text:style-name="Strong_20_Emphasis"><text:span text:style-name="T6"><text:tab/>.- mkdir -p documentos/empresa <text:s text:c="6"/>{crea directorio documentos y subdirectorio empresa}</text:span></text:span></text:p>
      <text:p text:style-name="P8"><text:soft-page-break/><text:span text:style-name="Strong_20_Emphasis"><text:span text:style-name="T7">USUARIOS Y GRUPOS <text:s text:c="3"/>(archivos asociados)</text:span></text:span></text:p>
      <text:p text:style-name="P9"><text:span text:style-name="Strong_20_Emphasis"><text:span text:style-name="T6">6<text:tab/>.- /etc/passwd <text:tab/>contiene las cuentas de usuarios</text:span></text:span></text:p>
      <text:p text:style-name="P9"><text:span text:style-name="Strong_20_Emphasis"><text:span text:style-name="T6"><text:tab/>.- /etc/group<text:tab/><text:tab/>contiene los grupos</text:span></text:span></text:p>
      <text:p text:style-name="P9"><text:span text:style-name="Strong_20_Emphasis"><text:span text:style-name="T6"><text:tab/>.- /etc/shadow<text:tab/>contiene las contraseñas encriptadas</text:span></text:span></text:p>
      <text:p text:style-name="P9"><text:span text:style-name="Strong_20_Emphasis"><text:span text:style-name="T6"><text:tab/>.- /etc/gshadow<text:tab/>contiene las contraseñas de los grupos encriptados</text:span></text:span></text:p>
      <text:p text:style-name="P9"><text:span text:style-name="Strong_20_Emphasis"><text:span text:style-name="T6"><text:tab/>.- /etc/default/useradd<text:tab/>contiene la configuracion de la creación de un usuario, al escribir <text:tab/><text:tab/>el comando </text:span></text:span><text:span text:style-name="Strong_20_Emphasis"><text:span text:style-name="T7">useradd -d</text:span></text:span><text:span text:style-name="Strong_20_Emphasis"><text:span text:style-name="T6"> tambien observaremos la configuración predeterminada al <text:tab/><text:tab/>crear los usuarios.</text:span></text:span></text:p>
      <text:p text:style-name="P9"><text:span text:style-name="Strong_20_Emphasis"><text:span text:style-name="T6"><text:tab/></text:span></text:span><text:span text:style-name="Strong_20_Emphasis"><text:span text:style-name="T7">Archivo .bashrc</text:span></text:span><text:span text:style-name="Strong_20_Emphasis"><text:span text:style-name="T6">:<text:tab/></text:span></text:span></text:p>
      <text:p text:style-name="P9"><text:span text:style-name="Strong_20_Emphasis"><text:span text:style-name="T6"><text:tab/><text:tab/>Se establece por defecto la configuración de las shells genéricas (variables, <text:tab/>alias, <text:tab/>etc..) y la <text:tab/>shell de cada usuario, en cada home existe un .bashrc</text:span></text:span></text:p>
      <text:p text:style-name="P9"><text:span text:style-name="Strong_20_Emphasis"><text:span text:style-name="T6"/></text:span></text:p>
      <text:p text:style-name="P8"><text:span text:style-name="Strong_20_Emphasis"><text:span text:style-name="T7">Directorios Asociados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><text:tab/></text:span></text:span><text:span text:style-name="Strong_20_Emphasis"><text:span text:style-name="T7">.- Directorio /etc/skel/</text:span></text:span></text:p>
      <text:p text:style-name="P9"><text:span text:style-name="Strong_20_Emphasis"><text:span text:style-name="T7"><text:tab/><text:tab/></text:span></text:span><text:span text:style-name="Strong_20_Emphasis"><text:span text:style-name="T6">En este directorio se guardan los archivos / carpetas predeterminados que se le copiará <text:tab/>en el home de cada usuario nuevo. Normalmente los archivos predeterminados que se <text:tab/>encuentran dentro de esa carpeta y que son <text:s/>copiados a cada usuario son:</text:span></text:span></text:p>
      <text:p text:style-name="P9"><text:span text:style-name="Strong_20_Emphasis"><text:span text:style-name="T6"><text:tab/><text:tab/>.- <text:s/>.bash_logout</text:span></text:span></text:p>
      <text:p text:style-name="P9"><text:span text:style-name="Strong_20_Emphasis"><text:span text:style-name="T6"><text:tab/><text:tab/>.- <text:s/>.bashrc</text:span></text:span></text:p>
      <text:p text:style-name="P9"><text:span text:style-name="Strong_20_Emphasis"><text:span text:style-name="T6"><text:tab/><text:tab/>.- <text:s/>.profile</text:span></text:span></text:p>
      <text:p text:style-name="P9"><text:span text:style-name="Strong_20_Emphasis"><text:span text:style-name="T6"><text:tab/>.- </text:span></text:span><text:span text:style-name="Strong_20_Emphasis"><text:span text:style-name="T7">Directorio</text:span></text:span><text:span text:style-name="Strong_20_Emphasis"><text:span text:style-name="T6"> </text:span></text:span><text:span text:style-name="Strong_20_Emphasis"><text:span text:style-name="T7">/home/</text:span></text:span></text:p>
      <text:p text:style-name="P9"><text:span text:style-name="Strong_20_Emphasis"><text:span text:style-name="T6"><text:tab/><text:tab/>En este directorio se creará el path de cada usuario nuevo de forma predeterminada, <text:tab/>en esta nueva carpeta <text:s/></text:span></text:span><text:span text:style-name="Strong_20_Emphasis"><text:span text:style-name="T7">/home/usuario</text:span></text:span><text:span text:style-name="Strong_20_Emphasis"><text:span text:style-name="T6"> creado se copiarán los archivos predeterminados que <text:tab/>se encuantran en </text:span></text:span><text:span text:style-name="Strong_20_Emphasis"><text:span text:style-name="T7">/etc/skel</text:span></text:span></text:p>
      <text:p text:style-name="P9"><text:span text:style-name="Strong_20_Emphasis"><text:span text:style-name="T7"><text:tab/>.- Directorio /root/</text:span></text:span></text:p>
      <text:p text:style-name="P9"><text:span text:style-name="Strong_20_Emphasis"><text:span text:style-name="T7"><text:tab/><text:tab/>home del superusuario root</text:span></text:span><text:span text:style-name="Strong_20_Emphasis"><text:span text:style-name="T6">. Se guarda directamente en el directorio raiz.</text:span></text:span></text:p>
      <text:p text:style-name="P9"><text:soft-page-break/><text:span text:style-name="Strong_20_Emphasis"><text:span text:style-name="T6"/></text:span></text:p>
      <text:p text:style-name="P8"><text:span text:style-name="Strong_20_Emphasis"><text:span text:style-name="T7">Cuentas predeterminas</text:span></text:span></text:p>
      <text:p text:style-name="P9"><text:span text:style-name="Strong_20_Emphasis"><text:span text:style-name="T6">7<text:tab/></text:span></text:span><text:span text:style-name="Strong_20_Emphasis"><text:span text:style-name="T7">.- root</text:span></text:span><text:span text:style-name="Strong_20_Emphasis"><text:span text:style-name="T6"> es la cuenta mas conocida por todos, se puede realizar cualquier actividad dentro del <text:tab/><text:tab/>sistema. Las cuentas predeterminadas se crean al instalarse algún servicio.</text:span></text:span></text:p>
      <text:p text:style-name="P9"><text:span text:style-name="Strong_20_Emphasis"><text:span text:style-name="T6"><text:tab/><text:tab/>.-daemon, <text:s/>bin, <text:s/>sys, <text:s/>games, <text:s/>man, <text:s/>lp, <text:s/>etc...</text:span></text:span></text:p>
      <text:p text:style-name="P9"><text:span text:style-name="Strong_20_Emphasis"><text:span text:style-name="T6"><text:tab/>Para configurar nano (editor)</text:span></text:span></text:p>
      <text:p text:style-name="P9"><text:span text:style-name="Strong_20_Emphasis"><text:span text:style-name="T6"><text:tab/><text:tab/>.- nano /etc/nanorc</text:span></text:span></text:p>
      <text:p text:style-name="P9"><text:span text:style-name="Strong_20_Emphasis"><text:span text:style-name="T6"><text:tab/><text:tab/><text:tab/>nos desplazamos con el cursor hasta la linea</text:span></text:span><text:span text:style-name="Strong_20_Emphasis"><text:span text:style-name="T7"> “# set const” </text:span></text:span><text:span text:style-name="Strong_20_Emphasis"><text:span text:style-name="T6">eliminamos el <text:tab/><text:tab/><text:tab/><text:tab/>símbolo # y guardamos. Esto nos permite por defecto ver la linea y columna en <text:tab/><text:tab/><text:tab/>el editor nano. </text:span></text:span></text:p>
      <text:p text:style-name="P8"><text:span text:style-name="Strong_20_Emphasis"><text:span text:style-name="T7">PASSWD</text:span></text:span></text:p>
      <text:p text:style-name="P9"><text:span text:style-name="Strong_20_Emphasis"><text:span text:style-name="T6"><text:tab/>.- </text:span></text:span><text:span text:style-name="Strong_20_Emphasis"><text:span text:style-name="T7">Editar passwd:</text:span></text:span></text:p>
      <text:p text:style-name="P9"><text:span text:style-name="Strong_20_Emphasis"><text:span text:style-name="T7"><text:tab/><text:tab/></text:span></text:span><text:span text:style-name="Strong_20_Emphasis"><text:span text:style-name="T6">nano /etc/passwd <text:s text:c="3"/>muestra la info del usuario</text:span></text:span></text:p>
      <text:p text:style-name="P9"><text:span text:style-name="Strong_20_Emphasis"><text:span text:style-name="T6"><text:tab/><text:tab/>1<text:tab/>2<text:tab/>3<text:tab/>4<text:tab/> <text:s/>5<text:tab/> 6<text:tab/> <text:s text:c="2"/>7</text:span></text:span></text:p>
      <text:p text:style-name="P9"><text:span text:style-name="Strong_20_Emphasis"><text:span text:style-name="T6"><text:tab/><text:tab/>root : x<text:tab/>:0<text:tab/>:0<text:tab/>:root:/root;/bin/hash</text:span></text:span></text:p>
      <text:p text:style-name="P9"><text:span text:style-name="Strong_20_Emphasis"><text:span text:style-name="T6"><text:tab/>1.- root:<text:tab/> el usuario se llama root</text:span></text:span></text:p>
      <text:p text:style-name="P9"><text:span text:style-name="Strong_20_Emphasis"><text:span text:style-name="T6"><text:tab/>2.- x:<text:tab/>indica que el usuario tiene un password asociado, se guarda en un archivo llamado <text:tab/><text:tab/>shadow.</text:span></text:span></text:p>
      <text:p text:style-name="P9"><text:span text:style-name="Strong_20_Emphasis"><text:span text:style-name="T6"><text:tab/>3.- 0:<text:tab/>indica el identificador del usuario, (root siempre es 0)</text:span></text:span></text:p>
      <text:p text:style-name="P9"><text:span text:style-name="Strong_20_Emphasis"><text:span text:style-name="T6"><text:tab/>4.- 0:<text:tab/>indica el identificador de grupo</text:span></text:span></text:p>
      <text:p text:style-name="P9"><text:span text:style-name="Strong_20_Emphasis"><text:span text:style-name="T6"><text:tab/>5.- root:<text:tab/>indica los comentarios, nombre del usuario como tal ( podria ponerse <text:s/>que el <text:tab/><text:tab/><text:tab/>usuario es superusuario).</text:span></text:span></text:p>
      <text:p text:style-name="P9"><text:span text:style-name="Strong_20_Emphasis"><text:span text:style-name="T6"><text:tab/>6.- root:<text:tab/>indica el path o ubicación del home de este usuario.</text:span></text:span></text:p>
      <text:p text:style-name="P9"><text:span text:style-name="Strong_20_Emphasis"><text:span text:style-name="T6"><text:tab/>7.- /bin/hash<text:tab/>:<text:tab/>indica cual es la shell del usuario.</text:span></text:span></text:p>
      <text:p text:style-name="P9"><text:span text:style-name="Strong_20_Emphasis"><text:span text:style-name="T6"><text:tab/>Por defecto cada usuario es superior a 1000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6"/></text:span></text:p>
      <text:p text:style-name="P8"><text:span text:style-name="Strong_20_Emphasis"><text:span text:style-name="T7">GROUP</text:span></text:span></text:p>
      <text:p text:style-name="P9"><text:span text:style-name="Strong_20_Emphasis"><text:span text:style-name="T6">8<text:tab/>.- nano /etc/group:</text:span></text:span></text:p>
      <text:p text:style-name="P9"><text:span text:style-name="Strong_20_Emphasis"><text:span text:style-name="T6"><text:tab/><text:tab/> <text:s text:c="2"/>1 <text:s/>2<text:tab/>3</text:span></text:span></text:p>
      <text:p text:style-name="P9"><text:span text:style-name="Strong_20_Emphasis"><text:span text:style-name="T6"><text:tab/><text:tab/>root:x:0:</text:span></text:span></text:p>
      <text:p text:style-name="P9"><text:span text:style-name="Strong_20_Emphasis"><text:span text:style-name="T6"><text:tab/>1.- <text:s/>root :<text:tab/> indica el nombre del grupo</text:span></text:span></text:p>
      <text:p text:style-name="P9"><text:span text:style-name="Strong_20_Emphasis"><text:span text:style-name="T6"><text:tab/>2.- <text:s/>x: <text:tab/>indica si tiene password</text:span></text:span></text:p>
      <text:p text:style-name="P9"><text:span text:style-name="Strong_20_Emphasis"><text:span text:style-name="T6"><text:tab/>3.- 0:<text:tab/><text:tab/>indica id del grupo y usuarios asociados a ese grupo</text:span></text:span></text:p>
      <text:p text:style-name="P9"><text:span text:style-name="Strong_20_Emphasis"><text:span text:style-name="T6"><text:tab/></text:span></text:span></text:p>
      <text:p text:style-name="P9"><text:span text:style-name="Strong_20_Emphasis"><text:span text:style-name="T6"><text:tab/></text:span></text:span><text:span text:style-name="Strong_20_Emphasis"><text:span text:style-name="T7">.-Shadow</text:span></text:span></text:p>
      <text:p text:style-name="P9"><text:span text:style-name="Strong_20_Emphasis"><text:span text:style-name="T7"><text:tab/><text:tab/>nano /etc/shadow</text:span></text:span><text:span text:style-name="Strong_20_Emphasis"><text:span text:style-name="T6"> :muestra las contraseñas encriptadas de cada usuario</text:span></text:span></text:p>
      <text:p text:style-name="P9"><text:span text:style-name="Strong_20_Emphasis"><text:span text:style-name="T6"><text:tab/><text:tab/>root:$ 6$.......columnas con info</text:span></text:span></text:p>
      <text:p text:style-name="P9"><text:span text:style-name="Strong_20_Emphasis"><text:span text:style-name="T6"><text:tab/><text:tab/> <text:tab/>1 <text:s text:c="4"/>2 <text:s text:c="6"/>3<text:tab/> <text:s text:c="3"/>4<text:tab/> <text:s/>5 <text:s/>6<text:tab/></text:span></text:span></text:p>
      <text:p text:style-name="P9"><text:span text:style-name="Strong_20_Emphasis"><text:span text:style-name="T6"><text:tab/><text:tab/>list: <text:s text:c="3"/>*: 16053: 0: <text:s/>99999: 7: <text:s/>: <text:s text:c="2"/>:</text:span></text:span></text:p>
      <text:p text:style-name="P9"><text:span text:style-name="Strong_20_Emphasis"><text:span text:style-name="T6"><text:tab/><text:tab/><text:tab/>1.- indica que tiene contraseñas<text:tab/></text:span></text:span></text:p>
      <text:p text:style-name="P9"><text:span text:style-name="Strong_20_Emphasis"><text:span text:style-name="T6"><text:tab/><text:tab/><text:tab/>2.- indica los dias a partir 1970 desde que se creó la contraseña</text:span></text:span></text:p>
      <text:p text:style-name="P9"><text:span text:style-name="Strong_20_Emphasis"><text:span text:style-name="T6"><text:tab/><text:tab/><text:tab/>3.- 0 indica los dias que quedan para cambiar contraseña, o validez de ella </text:span></text:span></text:p>
      <text:p text:style-name="P9"><text:span text:style-name="Strong_20_Emphasis"><text:span text:style-name="T6"><text:tab/><text:tab/><text:tab/><text:tab/>el 0 indica que </text:span></text:span><text:span text:style-name="Strong_20_Emphasis"><text:span text:style-name="T7">puede</text:span></text:span><text:span text:style-name="Strong_20_Emphasis"><text:span text:style-name="T6"> ser cambiada en cualquier momento</text:span></text:span></text:p>
      <text:p text:style-name="P9"><text:span text:style-name="Strong_20_Emphasis"><text:span text:style-name="T6"><text:tab/><text:tab/><text:tab/>4.- 99999, indica los dias restantes en que </text:span></text:span><text:span text:style-name="Strong_20_Emphasis"><text:span text:style-name="T7">deba</text:span></text:span><text:span text:style-name="Strong_20_Emphasis"><text:span text:style-name="T6"> ser cambiada la contraseña</text:span></text:span></text:p>
      <text:p text:style-name="P9"><text:span text:style-name="Strong_20_Emphasis"><text:span text:style-name="T6"><text:tab/><text:tab/><text:tab/>5.- <text:s/>7 , indica con cuanta anticipación nos avisa en dias para que esa contraseña <text:tab/><text:tab/><text:tab/><text:tab/>caduque y deba ser cambiada.</text:span></text:span></text:p>
      <text:p text:style-name="P9"><text:span text:style-name="Strong_20_Emphasis"><text:span text:style-name="T6"><text:tab/><text:tab/><text:tab/>6.- : : , indica en dias despues de 1970 a la que la contraseña expira</text:span></text:span></text:p>
      <text:p text:style-name="P9"><text:span text:style-name="Strong_20_Emphasis"><text:span text:style-name="T6"><text:tab/><text:tab/><text:tab/>7.- : : : , indica espacio reservado para el sistema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7">archivos asociados <text:s text:c="5"/></text:span></text:span></text:p>
      <text:p text:style-name="P9"><text:span text:style-name="Strong_20_Emphasis"><text:span text:style-name="T7">9<text:tab/>.- gshadow</text:span></text:span></text:p>
      <text:p text:style-name="P9"><text:span text:style-name="Strong_20_Emphasis"><text:span text:style-name="T7"><text:tab/><text:tab/></text:span></text:span><text:span text:style-name="Strong_20_Emphasis"><text:span text:style-name="T6">nano /etc/gshadow : <text:s/>edita / muestra info del grupo</text:span></text:span></text:p>
      <text:p text:style-name="P9"><text:span text:style-name="Strong_20_Emphasis"><text:span text:style-name="T6"><text:tab/><text:tab/>! = no tiene contraseña de grupo.</text:span></text:span></text:p>
      <text:p text:style-name="P9"><text:span text:style-name="Strong_20_Emphasis"><text:span text:style-name="T6"><text:tab/></text:span></text:span><text:span text:style-name="Strong_20_Emphasis"><text:span text:style-name="T7">.- useradd</text:span></text:span></text:p>
      <text:p text:style-name="P9"><text:span text:style-name="Strong_20_Emphasis"><text:span text:style-name="T6"><text:tab/><text:tab/>nano /etc/default/useradd : informa de las reglas predeterminadas</text:span></text:span></text:p>
      <text:p text:style-name="P9"><text:span text:style-name="Strong_20_Emphasis"><text:span text:style-name="T6"><text:tab/>SHELL = <text:s/>/bin/sh : indica shell por defecto</text:span></text:span></text:p>
      <text:p text:style-name="P9"><text:span text:style-name="Strong_20_Emphasis"><text:span text:style-name="T6"><text:tab/># GROUP = 100 : grupo por defecto</text:span></text:span></text:p>
      <text:p text:style-name="P9"><text:span text:style-name="Strong_20_Emphasis"><text:span text:style-name="T6"><text:tab/># HOME = /home</text:span></text:span></text:p>
      <text:p text:style-name="P9"><text:span text:style-name="Strong_20_Emphasis"><text:span text:style-name="T6"><text:tab/># INACTIVE = -1 : indica nº de dias después de que el password expire hasta que la cuenta <text:tab/><text:tab/><text:tab/><text:tab/>sea permanentemente deshabilitada</text:span></text:span></text:p>
      <text:p text:style-name="P9"><text:span text:style-name="Strong_20_Emphasis"><text:tab/>.- </text:span><text:span text:style-name="Strong_20_Emphasis"><text:span text:style-name="T6">usseradd -d : nos muestra la info *por defecto, *SHELL = /bin/sh, SHELL = /bin/bash</text:span></text:span></text:p>
      <text:p text:style-name="P9"><text:span text:style-name="Strong_20_Emphasis"><text:span text:style-name="T6"><text:tab/><text:tab/>ejemplo: #nano /etc/default/useradd</text:span></text:span></text:p>
      <text:p text:style-name="P9"><text:span text:style-name="Strong_20_Emphasis"><text:span text:style-name="T6"><text:tab/>.- </text:span></text:span><text:span text:style-name="Strong_20_Emphasis"><text:span text:style-name="T7">archivo <text:s/>.bashrc : </text:span></text:span><text:span text:style-name="Strong_20_Emphasis"><text:span text:style-name="T6">se establecen por defecto la configuración de las shells genéricas <text:tab/><text:tab/><text:tab/>(variables, alias, etc.) y la shell de cada usuario, en cada home existe un .bashrc .</text:span></text:span></text:p>
      <text:p text:style-name="P9"><text:span text:style-name="Strong_20_Emphasis"><text:span text:style-name="T6"><text:tab/><text:tab/>Ejemplo: nano bashrc <text:s text:c="2"/>--------&gt; encontramos los alias que se puedan crear</text:span></text:span></text:p>
      <text:p text:style-name="P9"><text:span text:style-name="Strong_20_Emphasis"><text:span text:style-name="T6"><text:tab/><text:tab/><text:tab/>*alias update='apt -get update &amp;&amp; apt -get upgrade -y'</text:span></text:span></text:p>
      <text:p text:style-name="P8"><text:span text:style-name="Strong_20_Emphasis"><text:span text:style-name="T7">DIRECTORIOS ASOCIADOS</text:span></text:span></text:p>
      <text:p text:style-name="P9"><text:span text:style-name="Strong_20_Emphasis"><text:span text:style-name="T6"><text:tab/></text:span></text:span><text:span text:style-name="Strong_20_Emphasis"><text:span text:style-name="T7">Directorio /etc/skel/</text:span></text:span><text:span text:style-name="Strong_20_Emphasis"><text:span text:style-name="T6"><text:tab/>en este directorio se guardarán los archivos / carpetas predeterminados que se copiaran en el home de cada usuario nuevo. Normalmente los archivos predeterminados que se encuentran dentro de esta carpeta y que es copiado a cada usuario son:</text:span></text:span></text:p>
      <text:p text:style-name="P9"><text:span text:style-name="Strong_20_Emphasis"><text:span text:style-name="T6"><text:tab/>.- bash_logout</text:span></text:span></text:p>
      <text:p text:style-name="P9"><text:span text:style-name="Strong_20_Emphasis"><text:span text:style-name="T6"><text:tab/>.- bashrc</text:span></text:span></text:p>
      <text:p text:style-name="P9"><text:span text:style-name="Strong_20_Emphasis"><text:span text:style-name="T6"><text:tab/>.- profile</text:span></text:span></text:p>
      <text:p text:style-name="P9"><text:span text:style-name="Strong_20_Emphasis"><text:span text:style-name="T6"><text:tab/><text:tab/>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7">COMANDOS</text:span></text:span></text:p>
      <text:p text:style-name="P9"><text:span text:style-name="Strong_20_Emphasis"><text:span text:style-name="T6">10<text:tab/>Los comandos para administración de las cuentas de usuarios y grupos son:</text:span></text:span></text:p>
      <text:p text:style-name="P9"><text:span text:style-name="Strong_20_Emphasis"><text:span text:style-name="T6"><text:tab/></text:span></text:span><text:span text:style-name="Strong_20_Emphasis"><text:span text:style-name="T7">.- useradd</text:span></text:span></text:p>
      <text:p text:style-name="P9"><text:span text:style-name="Strong_20_Emphasis"><text:span text:style-name="T7"><text:tab/>.- adduser</text:span></text:span></text:p>
      <text:p text:style-name="P9"><text:span text:style-name="Strong_20_Emphasis"><text:span text:style-name="T7"><text:tab/>.- userdel</text:span></text:span></text:p>
      <text:p text:style-name="P9"><text:span text:style-name="Strong_20_Emphasis"><text:span text:style-name="T7"><text:tab/>.- deluser</text:span></text:span></text:p>
      <text:p text:style-name="P9"><text:span text:style-name="Strong_20_Emphasis"><text:span text:style-name="T7"><text:tab/>.- usermod</text:span></text:span></text:p>
      <text:p text:style-name="P9"><text:span text:style-name="Strong_20_Emphasis"><text:span text:style-name="T7"><text:tab/>.- passwd</text:span></text:span></text:p>
      <text:p text:style-name="P9"><text:span text:style-name="Strong_20_Emphasis"><text:span text:style-name="T7"><text:tab/>.- groupadd</text:span></text:span></text:p>
      <text:p text:style-name="P9"><text:span text:style-name="Strong_20_Emphasis"><text:span text:style-name="T7"><text:tab/>.- groupdel</text:span></text:span></text:p>
      <text:p text:style-name="P9"><text:span text:style-name="Strong_20_Emphasis"><text:span text:style-name="T7"><text:tab/>.- delgroup</text:span></text:span></text:p>
      <text:p text:style-name="P9"><text:span text:style-name="Strong_20_Emphasis"><text:span text:style-name="T7"><text:tab/>.- su</text:span></text:span></text:p>
      <text:p text:style-name="P9"><text:span text:style-name="Strong_20_Emphasis"><text:span text:style-name="T6"><text:tab/><text:tab/></text:span></text:span><text:span text:style-name="Strong_20_Emphasis"><text:span text:style-name="T7">.- adduser</text:span></text:span><text:span text:style-name="Strong_20_Emphasis"><text:span text:style-name="T6"> nombre_usuario</text:span></text:span></text:p>
      <text:p text:style-name="P9"><text:span text:style-name="Strong_20_Emphasis"><text:span text:style-name="T6"><text:tab/><text:tab/><text:tab/>muestra automaticamente <text:s/>el nombre, grupo, home, skel, etc.</text:span></text:span></text:p>
      <text:p text:style-name="P9"><text:span text:style-name="Strong_20_Emphasis"><text:span text:style-name="T6"><text:tab/><text:tab/><text:tab/>si mostramos el archivo :</text:span></text:span></text:p>
      <text:p text:style-name="P9"><text:span text:style-name="Strong_20_Emphasis"><text:span text:style-name="T6"><text:tab/><text:tab/><text:tab/><text:tab/>nano /etc/passwd <text:s/>, ya vemos el nuevo usuario creado</text:span></text:span></text:p>
      <text:p text:style-name="P9"><text:span text:style-name="Strong_20_Emphasis"><text:span text:style-name="T6"><text:tab/><text:tab/></text:span></text:span><text:span text:style-name="Strong_20_Emphasis"><text:span text:style-name="T7">.- useradd</text:span></text:span><text:span text:style-name="Strong_20_Emphasis"><text:span text:style-name="T6"> nombre_usuario</text:span></text:span></text:p>
      <text:p text:style-name="P9"><text:span text:style-name="Strong_20_Emphasis"><text:span text:style-name="T6"><text:tab/><text:tab/><text:tab/>*se recomienda éste para añadir un usuario a un grupo ya existente</text:span></text:span></text:p>
      <text:p text:style-name="P9"><text:span text:style-name="Strong_20_Emphasis"><text:span text:style-name="T6"><text:tab/><text:tab/><text:tab/>Ejemplo: </text:span></text:span></text:p>
      <text:p text:style-name="P9"><text:span text:style-name="Strong_20_Emphasis"><text:span text:style-name="T6"><text:tab/></text:span></text:span><text:span text:style-name="Strong_20_Emphasis"><text:span text:style-name="T7">useradd harvey -g root -d /home/harvey -m -s /bin/sh -p 12345678 -c Cuenta_Harvey</text:span></text:span></text:p>
      <text:p text:style-name="P9"><text:span text:style-name="Strong_20_Emphasis"><text:span text:style-name="T6"><text:tab/></text:span></text:span><text:span text:style-name="Strong_20_Emphasis"><text:span text:style-name="T10"><text:tab/><text:tab/> <text:s text:c="8"/>{grupo} <text:s text:c="6"/>{directorio} <text:s text:c="14"/>{shell sh} <text:s text:c="4"/>{password} <text:s text:c="7"/>{comentario}</text:span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5"><text:soft-page-break/><text:span text:style-name="Strong_20_Emphasis"/></text:p>
      <text:p text:style-name="P8"><text:span text:style-name="Strong_20_Emphasis"><text:span text:style-name="T7">COMANDOS</text:span></text:span></text:p>
      <text:p text:style-name="P9"><text:span text:style-name="Strong_20_Emphasis"><text:span text:style-name="T6">11<text:tab/><text:tab/></text:span></text:span><text:span text:style-name="Strong_20_Emphasis"><text:span text:style-name="T7">.- useradd</text:span></text:span></text:p>
      <text:p text:style-name="P9"><text:span text:style-name="Strong_20_Emphasis"><text:span text:style-name="T7"><text:tab/><text:tab/><text:tab/></text:span></text:span><text:span text:style-name="Strong_20_Emphasis"><text:span text:style-name="T6"># ls -l </text:span></text:span></text:p>
      <text:p text:style-name="P9"><text:span text:style-name="Strong_20_Emphasis"><text:span text:style-name="T6"><text:tab/><text:tab/><text:tab/> # user harvey</text:span></text:span></text:p>
      <text:p text:style-name="P9"><text:span text:style-name="Strong_20_Emphasis"><text:span text:style-name="T6"><text:tab/><text:tab/> <text:s/><text:tab/> #group harvey</text:span></text:span></text:p>
      <text:p text:style-name="P9"><text:span text:style-name="Strong_20_Emphasis"><text:span text:style-name="T6"><text:s/><text:tab/><text:tab/><text:tab/># nano /etc/passwd <text:s text:c="5"/>se muestra la info de esta cuenta.</text:span></text:span></text:p>
      <text:p text:style-name="P9"><text:span text:style-name="Strong_20_Emphasis"><text:span text:style-name="T6"><text:tab/><text:tab/><text:tab/># su <text:s text:c="4"/>cambio de usuario</text:span></text:span></text:p>
      <text:p text:style-name="P9"><text:span text:style-name="Strong_20_Emphasis"><text:span text:style-name="T6"><text:tab/><text:tab/><text:tab/><text:tab/>* si estoy con cuenta de usuario normal me pide contraseña para <text:tab/><text:tab/><text:tab/><text:tab/><text:tab/>cambiarme a otro usuario, pero, si soy root no me pide nada.</text:span></text:span></text:p>
      <text:p text:style-name="P9"><text:span text:style-name="Strong_20_Emphasis"><text:span text:style-name="T6"><text:tab/><text:tab/><text:tab/><text:tab/>#su nombre_usuario</text:span></text:span></text:p>
      <text:p text:style-name="P9"><text:span text:style-name="Strong_20_Emphasis"><text:span text:style-name="T6"><text:tab/><text:tab/></text:span></text:span><text:span text:style-name="Strong_20_Emphasis"><text:span text:style-name="T7">.- deluser <text:tab/></text:span></text:span><text:span text:style-name="Strong_20_Emphasis"><text:span text:style-name="T6">borra usuario y directorio</text:span></text:span></text:p>
      <text:p text:style-name="P9"><text:span text:style-name="Strong_20_Emphasis"><text:span text:style-name="T6"><text:tab/><text:tab/><text:tab/><text:tab/># deluser nombre_usuario <text:s text:c="3"/>borra usuario y su carpeta tb se borra con la <text:tab/><text:tab/><text:tab/><text:tab/><text:tab/><text:tab/><text:tab/><text:tab/> <text:s text:c="4"/>info</text:span></text:span></text:p>
      <text:p text:style-name="P9"><text:span text:style-name="Strong_20_Emphasis"><text:span text:style-name="T6"><text:tab/><text:tab/>.</text:span></text:span><text:span text:style-name="Strong_20_Emphasis"><text:span text:style-name="T7">- userdel<text:tab/></text:span></text:span><text:span text:style-name="Strong_20_Emphasis"><text:span text:style-name="T6">borra el usuario pero mantiene el directorio y la información</text:span></text:span></text:p>
      <text:p text:style-name="P9"><text:span text:style-name="Strong_20_Emphasis"><text:span text:style-name="T6"><text:tab/><text:tab/><text:tab/><text:tab/># userdel nombre_usuario <text:s text:c="9"/>ls /home/</text:span></text:span></text:p>
      <text:p text:style-name="P9"><text:span text:style-name="Strong_20_Emphasis"><text:span text:style-name="T6"><text:tab/><text:tab/><text:tab/><text:tab/><text:tab/>ahora ese directorio se le puede asignar a otro usuario</text:span></text:span></text:p>
      <text:p text:style-name="P9"><text:span text:style-name="Strong_20_Emphasis"><text:span text:style-name="T6"><text:tab/><text:tab/><text:tab/><text:tab/>#mv /home/harvey <text:s/>/home/sanabria</text:span></text:span></text:p>
      <text:p text:style-name="P9"><text:span text:style-name="Strong_20_Emphasis"><text:span text:style-name="T6"><text:tab/><text:tab/><text:tab/><text:tab/># useradd sanabria -g soporte -d /home/sanabria/ -m -s /bin/bash</text:span></text:span></text:p>
      <text:p text:style-name="P9"><text:span text:style-name="Strong_20_Emphasis"><text:span text:style-name="T6"><text:tab/><text:tab/><text:tab/><text:tab/># ls /home</text:span></text:span></text:p>
      <text:p text:style-name="P9"><text:span text:style-name="Strong_20_Emphasis"><text:span text:style-name="T6"><text:tab/><text:tab/><text:tab/><text:tab/># ls -l /home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><text:tab/><text:tab/></text:span></text:span><text:span text:style-name="Strong_20_Emphasis"><text:span text:style-name="T7">.- chown -R</text:span></text:span><text:span text:style-name="Strong_20_Emphasis"><text:span text:style-name="T6"><text:tab/> sanabria /home/sanabria/</text:span></text:span></text:p>
      <text:p text:style-name="P9"><text:span text:style-name="Strong_20_Emphasis"><text:span text:style-name="T6"><text:tab/><text:tab/><text:tab/><text:tab/>#ls -l /home/<text:tab/><text:tab/>muestra como esa carpeta se le entregó al usuario que <text:tab/><text:tab/><text:tab/><text:tab/><text:tab/><text:tab/><text:tab/>le reemplaza</text:span></text:span></text:p>
      <text:p text:style-name="P9"><text:span text:style-name="Strong_20_Emphasis"><text:span text:style-name="T6"/></text:span></text:p>
      <text:p text:style-name="P8"><text:soft-page-break/><text:span text:style-name="Strong_20_Emphasis"><text:span text:style-name="T7">COMANDOS</text:span></text:span></text:p>
      <text:p text:style-name="P9"><text:span text:style-name="Strong_20_Emphasis"><text:span text:style-name="T7">12<text:tab/><text:tab/>.- usermod</text:span></text:span><text:span text:style-name="Strong_20_Emphasis"><text:span text:style-name="T6"><text:tab/><text:tab/>modifica el usuario</text:span></text:span></text:p>
      <text:p text:style-name="P9"><text:span text:style-name="Strong_20_Emphasis"><text:span text:style-name="T6"><text:tab/><text:tab/><text:tab/>#usermod sanabria -g 1001 -c “usuario de tecnologia”</text:span></text:span></text:p>
      <text:p text:style-name="P9"><text:span text:style-name="Strong_20_Emphasis"><text:span text:style-name="T6"><text:tab/><text:tab/><text:tab/><text:tab/><text:tab/><text:tab/></text:span></text:span><text:span text:style-name="Strong_20_Emphasis"><text:span text:style-name="T9">{pasa a este grupo} <text:s text:c="4"/>{comentario al grupo}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6"><text:tab/><text:tab/><text:tab/>-d /root/sanabria -s /bin/sh <text:s/></text:span></text:span></text:p>
      <text:p text:style-name="P9"><text:span text:style-name="Strong_20_Emphasis"><text:span text:style-name="T6"><text:tab/><text:tab/><text:tab/><text:tab/> <text:s/>directorio /root/sanabria <text:s/>shell ya no es bash si no sh</text:span></text:span></text:p>
      <text:p text:style-name="P9"><text:span text:style-name="Strong_20_Emphasis"><text:span text:style-name="T6"><text:tab/><text:tab/><text:tab/>#nano /etc/passwd<text:tab/></text:span></text:span></text:p>
      <text:p text:style-name="P9"><text:span text:style-name="Strong_20_Emphasis"><text:span text:style-name="T6"><text:tab/><text:tab/><text:tab/><text:tab/>podemos verificar que el usuario sanabria pertenece al grupo 1001</text:span></text:span></text:p>
      <text:p text:style-name="P9"><text:span text:style-name="Strong_20_Emphasis"><text:span text:style-name="T6"><text:tab/><text:tab/></text:span></text:span><text:span text:style-name="Strong_20_Emphasis"><text:span text:style-name="T7">.- passwd<text:tab/><text:tab/></text:span></text:span><text:span text:style-name="Strong_20_Emphasis"><text:span text:style-name="T6">permite cambiar contraseña</text:span></text:span></text:p>
      <text:p text:style-name="P9"><text:span text:style-name="Strong_20_Emphasis"><text:span text:style-name="T6"><text:tab/><text:tab/><text:tab/>#passwd nombre_usuario</text:span></text:span></text:p>
      <text:p text:style-name="P9"><text:span text:style-name="Strong_20_Emphasis"><text:span text:style-name="T6"><text:tab/><text:tab/></text:span></text:span><text:span text:style-name="Strong_20_Emphasis"><text:span text:style-name="T7">.- groupadd</text:span></text:span><text:span text:style-name="Strong_20_Emphasis"><text:span text:style-name="T6"><text:tab/><text:tab/>permite crear / añadir un grupo</text:span></text:span></text:p>
      <text:p text:style-name="P9"><text:span text:style-name="Strong_20_Emphasis"><text:span text:style-name="T6"><text:tab/><text:tab/><text:tab/>#groupadd tecnologia -g 1010 grupo 1010</text:span></text:span></text:p>
      <text:p text:style-name="P9"><text:span text:style-name="Strong_20_Emphasis"><text:span text:style-name="T6"><text:tab/><text:tab/><text:tab/>#nano /etc/group</text:span></text:span></text:p>
      <text:p text:style-name="P9"><text:span text:style-name="Strong_20_Emphasis"><text:span text:style-name="T6"><text:tab/><text:tab/><text:tab/><text:tab/>al final nos muestra el grupo tecnologia :x:1010:</text:span></text:span></text:p>
      <text:p text:style-name="P9"><text:span text:style-name="Strong_20_Emphasis"><text:span text:style-name="T6"><text:tab/><text:tab/></text:span></text:span><text:span text:style-name="Strong_20_Emphasis"><text:span text:style-name="T7">.- addgroup</text:span></text:span><text:span text:style-name="Strong_20_Emphasis"><text:span text:style-name="T6"><text:tab/><text:tab/>Crea /añade un grupo</text:span></text:span></text:p>
      <text:p text:style-name="P3"><text:tab/><text:tab/><text:tab/>#addgroup nomina<text:tab/><text:tab/>lo añade automaticamente</text:p>
      <text:p text:style-name="P3"/>
      <text:p text:style-name="P3"><text:tab/><text:tab/><text:span text:style-name="T13">.- groupdel</text:span><text:tab/><text:tab/>Borra un grupo</text:p>
      <text:p text:style-name="P3"/>
      <text:p text:style-name="P3"><text:tab/><text:tab/><text:tab/>#groupdel nomina<text:tab/><text:tab/>borra el grupo nomina </text:p>
      <text:p text:style-name="P3"/>
      <text:p text:style-name="P3"><text:tab/><text:tab/><text:span text:style-name="T13">.- groupmod</text:span><text:tab/><text:tab/>modifica un grupo (caracteristicas)</text:p>
      <text:p text:style-name="P3"/>
      <text:p text:style-name="P3"><text:tab/><text:tab/><text:tab/>#groupmod tecnologia -g 1011 -n it</text:p>
      <text:p text:style-name="P3"><text:tab/><text:tab/><text:tab/><text:tab/>*la cambio del grupo 1010 al 1011</text:p>
      <text:p text:style-name="P3"><text:tab/><text:tab/><text:tab/><text:tab/>*el nombre ya no es tecnologia , ahora es it</text:p>
      <text:p text:style-name="P3"><text:tab/><text:tab/><text:tab/></text:p>
      <text:p text:style-name="P3"><text:tab/><text:tab/><text:tab/>#nano /etc/group/ <text:tab/> <text:s text:c="2"/>muestra: <text:s text:c="2"/>it:x:1011</text:p>
      <text:p text:style-name="P3"/>
      <text:p text:style-name="P3"/>
      <text:p text:style-name="P3"><text:soft-page-break/><text:tab/><text:tab/><text:tab/><text:tab/><text:tab/><text:tab/><text:tab/><text:span text:style-name="Strong_20_Emphasis"><text:span text:style-name="T12">COMANDOS</text:span></text:span></text:p>
      <text:p text:style-name="P3"><text:span text:style-name="Strong_20_Emphasis"><text:span text:style-name="T12">13<text:tab/><text:tab/></text:span></text:span></text:p>
      <text:p text:style-name="P3"><text:span text:style-name="Strong_20_Emphasis"><text:span text:style-name="T12"><text:tab/>ejercicios: </text:span></text:span><text:span text:style-name="Strong_20_Emphasis"><text:span text:style-name="T11">borrar lo que hicimos</text:span></text:span></text:p>
      <text:p text:style-name="P3"><text:span text:style-name="Strong_20_Emphasis"><text:span text:style-name="T12"><text:tab/><text:tab/>#ls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sanabria</text:span></text:span></text:p>
      <text:p text:style-name="P3"><text:span text:style-name="Strong_20_Emphasis"><text:span text:style-name="T12"><text:tab/><text:tab/>#deluser sanabria</text:span></text:span></text:p>
      <text:p text:style-name="P3"><text:span text:style-name="Strong_20_Emphasis"><text:span text:style-name="T12"><text:tab/><text:tab/></text:span></text:span></text:p>
      <text:p text:style-name="P3"><text:span text:style-name="Strong_20_Emphasis"><text:span text:style-name="T12"><text:tab/><text:tab/>#rm -r sanabria</text:span></text:span></text:p>
      <text:p text:style-name="P3"><text:span text:style-name="Strong_20_Emphasis"><text:span text:style-name="T12"><text:tab/><text:tab/>#ls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#cd /home</text:span></text:span></text:p>
      <text:p text:style-name="P3"><text:span text:style-name="Strong_20_Emphasis"><text:span text:style-name="T12"><text:tab/><text:tab/>#ls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users sugeek <text:tab/><text:tab/>groups sugeek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#deluser sugeek</text:span></text:span></text:p>
      <text:p text:style-name="P3"><text:span text:style-name="Strong_20_Emphasis"><text:span text:style-name="T12"><text:tab/><text:tab/>#ls</text:span></text:span></text:p>
      <text:p text:style-name="P3"><text:span text:style-name="Strong_20_Emphasis"><text:span text:style-name="T12"><text:tab/><text:tab/>#rm -r sugeek/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verificamos que grupos hay:</text:span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><text:tab/><text:tab/></text:span></text:span><text:span text:style-name="Strong_20_Emphasis"><text:span text:style-name="T12">#nano /etc/group</text:span></text:span></text:p>
      <text:p text:style-name="P3"><text:span text:style-name="Strong_20_Emphasis"><text:span text:style-name="T11"><text:tab/><text:tab/><text:tab/>vemos que queda el grupo it</text:span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><text:tab/><text:tab/></text:span></text:span><text:span text:style-name="Strong_20_Emphasis"><text:span text:style-name="T12">#groupdel it</text:span></text:span></text:p>
      <text:p text:style-name="P3"><text:span text:style-name="Strong_20_Emphasis"><text:span text:style-name="T11"><text:tab/><text:tab/></text:span></text:span><text:span text:style-name="Strong_20_Emphasis"><text:span text:style-name="T12">#nano /etc/passwd </text:span></text:span><text:span text:style-name="Strong_20_Emphasis"><text:span text:style-name="T11"><text:tab/></text:span></text:span></text:p>
      <text:p text:style-name="P3"><text:span text:style-name="Strong_20_Emphasis"><text:span text:style-name="T11"><text:tab/><text:tab/><text:tab/>vemos los usuari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2">14 <text:tab/>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Permisos Absolutos: </text:span></text:span><text:span text:style-name="Strong_20_Emphasis"><text:span text:style-name="T11"><text:s/>más rápido de asignar permisos de forma absoluta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---</text:span></text:span><text:span text:style-name="Strong_20_Emphasis"><text:span text:style-name="T11"> <text:s/>: <text:tab/>Sin permisos, y su valor octal es <text:s text:c="2"/><text:tab/> 0</text:span></text:span></text:p>
      <text:p text:style-name="P3"><text:span text:style-name="Strong_20_Emphasis"><text:span text:style-name="T11"><text:tab/><text:tab/></text:span></text:span><text:span text:style-name="Strong_20_Emphasis"><text:span text:style-name="T12">--x</text:span></text:span><text:span text:style-name="Strong_20_Emphasis"><text:span text:style-name="T11"> :<text:tab/>Ejecución, y su valor octal <text:s/>es<text:tab/><text:tab/> 1</text:span></text:span></text:p>
      <text:p text:style-name="P3"><text:span text:style-name="Strong_20_Emphasis"><text:span text:style-name="T11"><text:tab/><text:tab/></text:span></text:span><text:span text:style-name="Strong_20_Emphasis"><text:span text:style-name="T12">-w-</text:span></text:span><text:span text:style-name="Strong_20_Emphasis"><text:span text:style-name="T11">:<text:tab/>Escritura, y su valor octal es <text:tab/><text:tab/> 2</text:span></text:span></text:p>
      <text:p text:style-name="P3"><text:span text:style-name="Strong_20_Emphasis"><text:span text:style-name="T11"><text:tab/><text:tab/></text:span></text:span><text:span text:style-name="Strong_20_Emphasis"><text:span text:style-name="T12">-wx</text:span></text:span><text:span text:style-name="Strong_20_Emphasis"><text:span text:style-name="T11">:<text:tab/>Escritura y Ejecución , valor octal es <text:s text:c="2"/>3</text:span></text:span></text:p>
      <text:p text:style-name="P3"><text:span text:style-name="Strong_20_Emphasis"><text:span text:style-name="T11"><text:tab/><text:tab/></text:span></text:span><text:span text:style-name="Strong_20_Emphasis"><text:span text:style-name="T12">r-- <text:s/></text:span></text:span><text:span text:style-name="Strong_20_Emphasis"><text:span text:style-name="T11">:<text:tab/>Lectura <text:s text:c="14"/>, <text:s/>valor octal es <text:tab/> 4</text:span></text:span></text:p>
      <text:p text:style-name="P3"><text:span text:style-name="Strong_20_Emphasis"><text:span text:style-name="T11"><text:tab/><text:tab/></text:span></text:span><text:span text:style-name="Strong_20_Emphasis"><text:span text:style-name="T12">r-x </text:span></text:span><text:span text:style-name="Strong_20_Emphasis"><text:span text:style-name="T11">:<text:tab/>Lectura y Ejecución, <text:s/>valor octal es<text:tab/> 5</text:span></text:span></text:p>
      <text:p text:style-name="P3"><text:span text:style-name="Strong_20_Emphasis"><text:span text:style-name="T11"><text:tab/><text:tab/></text:span></text:span><text:span text:style-name="Strong_20_Emphasis"><text:span text:style-name="T12">rw-</text:span></text:span><text:span text:style-name="Strong_20_Emphasis"><text:span text:style-name="T11"> :<text:tab/>Lectura y Escritura, <text:s/>valor octal es <text:tab/> 6</text:span></text:span></text:p>
      <text:p text:style-name="P3"><text:span text:style-name="Strong_20_Emphasis"><text:span text:style-name="T11"><text:tab/><text:tab/></text:span></text:span><text:span text:style-name="Strong_20_Emphasis"><text:span text:style-name="T12">rwx</text:span></text:span><text:span text:style-name="Strong_20_Emphasis"><text:span text:style-name="T11"> :<text:tab/>Todos los permisos , valor octal <text:tab/> 7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/text:span></text:span></text:p>
      <text:p text:style-name="P3"><text:span text:style-name="Strong_20_Emphasis"><text:span text:style-name="T11"><text:tab/></text:span></text:span><text:span text:style-name="Strong_20_Emphasis"><text:span text:style-name="T12">Permisos Relativos: </text:span></text:span><text:span text:style-name="Strong_20_Emphasis"><text:span text:style-name="T11"><text:s/>usa valores alfanuméricos, la ejecución es más lenta 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u</text:span></text:span><text:span text:style-name="Strong_20_Emphasis"><text:span text:style-name="T11"> : indica el usuario</text:span></text:span></text:p>
      <text:p text:style-name="P3"><text:span text:style-name="Strong_20_Emphasis"><text:span text:style-name="T11"><text:tab/><text:tab/></text:span></text:span><text:span text:style-name="Strong_20_Emphasis"><text:span text:style-name="T12">g</text:span></text:span><text:span text:style-name="Strong_20_Emphasis"><text:span text:style-name="T11"> : indica el grupo</text:span></text:span></text:p>
      <text:p text:style-name="P3"><text:span text:style-name="Strong_20_Emphasis"><text:span text:style-name="T11"><text:tab/><text:tab/></text:span></text:span><text:span text:style-name="Strong_20_Emphasis"><text:span text:style-name="T12">a</text:span></text:span><text:span text:style-name="Strong_20_Emphasis"><text:span text:style-name="T11"> : indica todos</text:span></text:span></text:p>
      <text:p text:style-name="P3"><text:span text:style-name="Strong_20_Emphasis"><text:span text:style-name="T11"><text:tab/><text:tab/></text:span></text:span><text:span text:style-name="Strong_20_Emphasis"><text:span text:style-name="T12">o </text:span></text:span><text:span text:style-name="Strong_20_Emphasis"><text:span text:style-name="T11">: indica otros usuarios</text:span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><text:tab/><text:tab/><text:tab/>.- Seguido de esto se indica si se van a quitar o agregar permisos con un mas (+)</text:span></text:span></text:p>
      <text:p text:style-name="P3"><text:span text:style-name="Strong_20_Emphasis"><text:span text:style-name="T11"><text:tab/><text:tab/><text:tab/><text:tab/>o menos( - ), y luego que permisos se darán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- / +</text:span></text:span><text:span text:style-name="Strong_20_Emphasis"><text:span text:style-name="T11"><text:tab/> </text:span></text:span><text:span text:style-name="Strong_20_Emphasis"><text:span text:style-name="T12">rwx</text:span></text:span><text:span text:style-name="Strong_20_Emphasis"><text:span text:style-name="T11"> (-/+ rwx) <text:tab/> quita /agrega todos los permisos</text:span></text:span></text:p>
      <text:p text:style-name="P3"><text:span text:style-name="Strong_20_Emphasis"><text:span text:style-name="T11"/></text:span></text:p>
      <text:list xml:id="list1799986837160728346" text:style-name="L2">
        <text:list-item>
          <text:list>
            <text:list-item>
              <text:list>
                <text:list-header>
                  <text:p text:style-name="P12"><text:span text:style-name="Strong_20_Emphasis"><text:span text:style-name="T12">- / +<text:tab/>r<text:tab/><text:tab/><text:tab/></text:span></text:span><text:span text:style-name="Strong_20_Emphasis"><text:span text:style-name="T11">quita / agrega permisos de Lectura</text:span></text:span></text:p>
                </text:list-header>
              </text:list>
            </text:list-item>
          </text:list>
        </text:list-item>
      </text:list>
      <text:list xml:id="list654577946193942274" text:style-name="L3">
        <text:list-item>
          <text:list>
            <text:list-item>
              <text:list>
                <text:list-header>
                  <text:p text:style-name="P13"><text:span text:style-name="Strong_20_Emphasis"><text:span text:style-name="T11">- </text:span></text:span><text:span text:style-name="Strong_20_Emphasis"><text:span text:style-name="T12">/ +<text:tab/>x<text:tab/><text:tab/><text:tab/></text:span></text:span><text:span text:style-name="Strong_20_Emphasis"><text:span text:style-name="T11">quita / agrega permisos de ejecución</text:span></text:span></text:p>
                  <text:p text:style-name="P13"><text:span text:style-name="Strong_20_Emphasis"><text:span text:style-name="T11">- </text:span></text:span><text:span text:style-name="Strong_20_Emphasis"><text:span text:style-name="T12">/ +<text:tab/>w<text:tab/><text:tab/><text:tab/></text:span></text:span><text:span text:style-name="Strong_20_Emphasis"><text:span text:style-name="T11">quita / agrega permisos de escritura</text:span></text:span></text:p>
                  <text:p text:style-name="P13"><text:span text:style-name="Strong_20_Emphasis"><text:span text:style-name="T11">- </text:span></text:span><text:span text:style-name="Strong_20_Emphasis"><text:span text:style-name="T12">/ +<text:tab/>rx<text:tab/><text:tab/><text:tab/></text:span></text:span><text:span text:style-name="Strong_20_Emphasis"><text:span text:style-name="T11">quita / agrega permisos de lectura y ejecución</text:span></text:span></text:p>
                  <text:p text:style-name="P13"><text:span text:style-name="Strong_20_Emphasis"><text:span text:style-name="T11">- </text:span></text:span><text:span text:style-name="Strong_20_Emphasis"><text:span text:style-name="T12">/ +<text:tab/>rw<text:tab/><text:tab/><text:tab/></text:span></text:span><text:span text:style-name="Strong_20_Emphasis"><text:span text:style-name="T11">quita /agrega permisos de lectura y escritura</text:span></text:span></text:p>
                  <text:p text:style-name="P13"><text:span text:style-name="Strong_20_Emphasis"><text:span text:style-name="T11">- </text:span></text:span><text:span text:style-name="Strong_20_Emphasis"><text:span text:style-name="T12">/ +<text:tab/>xw<text:tab/><text:tab/><text:tab/></text:span></text:span><text:span text:style-name="Strong_20_Emphasis"><text:span text:style-name="T11">quita / agrega permisos de <text:s/>ejecución y lectura</text:span></text:span></text:p>
                </text:list-header>
              </text:list>
            </text:list-item>
          </text:list>
        </text:list-item>
      </text:list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/text:span></text:span><text:span text:style-name="Strong_20_Emphasis"><text:span text:style-name="T12">.- Comando chown:<text:tab/></text:span></text:span><text:span text:style-name="Strong_20_Emphasis"><text:span text:style-name="T11">cambia el usuario y grupo propietario de su archivo / carpeta.</text:span></text:span></text:p>
      <text:p text:style-name="P3"><text:span text:style-name="Strong_20_Emphasis"><text:span text:style-name="T11"><text:tab/><text:tab/>Su estructura es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chown opciones de usuario : grupo archivo <text:s text:c="3"/>ó bien</text:span></text:span></text:p>
      <text:p text:style-name="P3"><text:span text:style-name="Strong_20_Emphasis"><text:span text:style-name="T11"><text:tab/><text:tab/><text:tab/>chown usuario archiv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15<text:tab/></text:span></text:span><text:span text:style-name="Strong_20_Emphasis"><text:span text:style-name="T12">.- Comando chown:</text:span></text:span><text:span text:style-name="Strong_20_Emphasis"><text:span text:style-name="T11"><text:tab/>algunas de las opciones que permite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-R</text:span></text:span><text:span text:style-name="Strong_20_Emphasis"><text:span text:style-name="T11"> <text:tab/>de forma recursiva, cambia el propietario de los ficheros , de la carpeta y <text:tab/><text:tab/><text:tab/><text:tab/>subdirectori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-C<text:tab/>muestra los archivos que fueron afectad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/text:span></text:span></text:p>
      <text:p text:style-name="P3"><text:span text:style-name="Strong_20_Emphasis"><text:span text:style-name="T11"><text:tab/><text:tab/></text:span></text:span><text:span text:style-name="Strong_20_Emphasis"><text:span text:style-name="T12">.- Comando chgrp:<text:tab/></text:span></text:span><text:span text:style-name="Strong_20_Emphasis"><text:span text:style-name="T11"> a diferencia de chown, éste sólo cambia el grupo de <text:tab/><text:tab/><text:tab/><text:tab/><text:tab/><text:tab/><text:tab/>propietario. Su estructura es 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chgrp opciones grupo archiv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- Comando umask :<text:tab/></text:span></text:span><text:span text:style-name="Strong_20_Emphasis"><text:span text:style-name="T11">muestra los permisos predeterminados con los que se crea un <text:tab/><text:tab/><text:tab/>archivo / directorio, si se escribe solo </text:span></text:span><text:span text:style-name="Strong_20_Emphasis"><text:span text:style-name="T12">umask </text:span></text:span><text:span text:style-name="Strong_20_Emphasis"><text:span text:style-name="T11">, mostrará los permisos de forma <text:tab/><text:tab/><text:tab/>octal invertida, y si se agrega la opción <text:s/></text:span></text:span><text:span text:style-name="Strong_20_Emphasis"><text:span text:style-name="T12">-S</text:span></text:span><text:span text:style-name="Strong_20_Emphasis"><text:span text:style-name="T11"> nuestra todos los permisos <text:tab/><text:tab/><text:tab/><text:tab/>predeterminados de forma relativa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umask<text:tab/>de forma predeteminada debian nos da 0022</text:span></text:span></text:p>
      <text:p text:style-name="P3"><text:span text:style-name="Strong_20_Emphasis"><text:span text:style-name="T11"><text:tab/><text:tab/><text:tab/><text:tab/>#umask -S<text:tab/>muestra: u=rwx , g=rx , o= rx 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por ejemplo: </text:span></text:span></text:p>
      <text:p text:style-name="P3"><text:span text:style-name="Strong_20_Emphasis"><text:span text:style-name="T11"><text:tab/><text:tab/><text:tab/>de forma predeterminada en debian, al <text:s/>escribir </text:span></text:span><text:span text:style-name="Strong_20_Emphasis"><text:span text:style-name="T12">umask <text:tab/></text:span></text:span><text:span text:style-name="Strong_20_Emphasis"><text:span text:style-name="T11">tendremos el <text:tab/><text:tab/><text:tab/>valor 0022, <text:tab/>para saber exactamente que permisos tendran nuestros archivos <text:tab/><text:tab/><text:tab/>creados, tomamos <text:tab/>valores 777 de permisos absolutos y le restamos el valor <text:tab/><text:tab/><text:tab/><text:tab/>umask , dando <text:tab/>como resultado <text:tab/>755, ese seria los permisos por defecto al <text:tab/><text:tab/><text:tab/>crear un archivo / directorio .</text:span></text:span></text:p>
      <text:p text:style-name="P3"><text:span text:style-name="Strong_20_Emphasis"><text:span text:style-name="T11"><text:tab/><text:tab/>Para cambiar los permisos predeterminados solo escribimos </text:span></text:span><text:span text:style-name="Strong_20_Emphasis"><text:span text:style-name="T12">umask nuevo_valor </text:span></text:span><text:span text:style-name="Strong_20_Emphasis"><text:span text:style-name="T11">, <text:tab/><text:tab/>este nuevo valor debe ser invertido , </text:span></text:span></text:p>
      <text:p text:style-name="P3"><text:span text:style-name="Strong_20_Emphasis"><text:span text:style-name="T11"><text:tab/><text:tab/><text:tab/>por ejemplo:</text:span></text:span></text:p>
      <text:p text:style-name="P3"><text:span text:style-name="Strong_20_Emphasis"><text:span text:style-name="T11"><text:tab/><text:tab/>si solo deseamos que los creadores de los archivos tengan permisos, se establecería el <text:tab/><text:tab/>valor umask 077 teniendo com resultado 700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16<text:tab/>.- Comando chmod:</text:span></text:span><text:span text:style-name="Strong_20_Emphasis"><text:span text:style-name="T11"><text:tab/>permite aplicar los permisos relativos o absolutos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Para asignar permisos a un archivo, debemos tener en cuenta la siguiente estructura <text:tab/><text:tab/>del comando:</text:span></text:span></text:p>
      <text:p text:style-name="P3"><text:span text:style-name="Strong_20_Emphasis"><text:span text:style-name="T11"><text:tab/><text:tab/><text:tab/></text:span></text:span></text:p>
      <text:p text:style-name="P3"><text:span text:style-name="Strong_20_Emphasis"><text:span text:style-name="T11"><text:tab/><text:tab/><text:tab/>chmod<text:tab/>permisos relativos / absolutos</text:span></text:span></text:p>
      <text:p text:style-name="P3"><text:span text:style-name="Strong_20_Emphasis"><text:span text:style-name="T11"><text:tab/><text:tab/><text:tab/><text:tab/><text:tab/>archivo / directorio_afectad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Segun lo anterior : </text:span></text:span><text:span text:style-name="Strong_20_Emphasis"><text:span text:style-name="T12">chmod</text:span></text:span><text:span text:style-name="Strong_20_Emphasis"><text:span text:style-name="T11"> 731 /home/sugeek/file</text:span></text:span></text:p>
      <text:p text:style-name="P3"><text:span text:style-name="Strong_20_Emphasis"><text:span text:style-name="T11"><text:tab/><text:tab/><text:tab/>es igual que : <text:tab/></text:span></text:span><text:span text:style-name="Strong_20_Emphasis"><text:span text:style-name="T12">chmod u= + rwx g=wx o=x /home/sugeek/file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</text:span></text:span><text:span text:style-name="Strong_20_Emphasis"><text:span text:style-name="T11">Como vemos usamos tanto permisos relativos como absolutos para asignarlos a <text:tab/><text:tab/><text:tab/>un archivo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/text:span></text:span><text:span text:style-name="Strong_20_Emphasis"><text:span text:style-name="T12">.- sticky bit : </text:span></text:span></text:p>
      <text:p text:style-name="P3"><text:span text:style-name="Strong_20_Emphasis"><text:span text:style-name="T11"><text:tab/><text:tab/><text:tab/>Solo los propietarios pueden borrar el archivo. Para saber si un archivo / carpeta <text:tab/><text:tab/>tiene <text:tab/>dicha opción, en la columna de permisos del archivo, al final de los permisos se <text:tab/><text:tab/>otros <text:tab/>usuarios encontramos una </text:span></text:span><text:span text:style-name="Strong_20_Emphasis"><text:span text:style-name="T12">t , </text:span></text:span><text:span text:style-name="Strong_20_Emphasis"><text:span text:style-name="T11">ésta indica que está marcado como un sticky <text:tab/><text:tab/><text:tab/>bit , y la forma de </text:span></text:span><text:span text:style-name="Strong_20_Emphasis"><text:span text:style-name="T12">agregar un sticky bit</text:span></text:span><text:span text:style-name="Strong_20_Emphasis"><text:span text:style-name="T11"> a un archivo es: </text:span></text:span></text:p>
      <text:p text:style-name="P3"><text:span text:style-name="Strong_20_Emphasis"><text:span text:style-name="T11"><text:tab/><text:tab/><text:tab/></text:span></text:span><text:span text:style-name="Strong_20_Emphasis"><text:span text:style-name="T12">chmod +t archivo <text:s text:c="7"/>#chmod +t </text:span></text:span><text:span text:style-name="Strong_20_Emphasis"><text:span text:style-name="T11">frank</text:span></text:span></text:p>
      <text:p text:style-name="P3"><text:span text:style-name="Strong_20_Emphasis"><text:span text:style-name="T11"><text:tab/><text:tab/><text:tab/><text:tab/><text:tab/><text:tab/> <text:s text:c="6"/>#ls -l</text:span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2"><text:tab/><text:tab/>Ejemplo: #drwxr -xr -t 2 sugeek <text:s/>sugeek 4096 julio 23 13:57 frank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<text:tab/></text:span></text:span><text:span text:style-name="Strong_20_Emphasis"><text:span text:style-name="T11">Como observamos, en la columna de permisos, al final indica una t, este indica <text:tab/><text:tab/><text:tab/>el sticky bit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2"><text:tab/>.- set gid : 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Se aplica a los directorios, <text:s/>la finalidad de éste es que todos los subdirectorios <text:tab/><text:tab/>que se creen dentro del directorio <text:s/>“ especial” hereda el grupo propietario del <text:tab/><text:tab/><text:tab/>directrorio principal sin importar el grupo al cual pertenezca el usuario que creó el <text:tab/><text:tab/>directorio. La forma de activar dicho permiso es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/text:span></text:span><text:span text:style-name="Strong_20_Emphasis"><text:span text:style-name="T12">chmod g + s path<text:tab/><text:tab/>#chmod g + s tecnologia/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</text:span></text:span><text:span text:style-name="Strong_20_Emphasis"><text:span text:style-name="T11">Para desactivarlo:</text:span></text:span></text:p>
      <text:p text:style-name="P3"><text:span text:style-name="Strong_20_Emphasis"><text:span text:style-name="T11"><text:tab/><text:tab/><text:tab/></text:span></text:span><text:span text:style-name="Strong_20_Emphasis"><text:span text:style-name="T12">chmod g - s path<text:tab/><text:tab/>#chmod g - s <text:s/>tecnologia/</text:span></text:span><text:span text:style-name="Strong_20_Emphasis"><text:span text:style-name="T11"><text:tab/>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17<text:tab/></text:span></text:span><text:span text:style-name="Strong_20_Emphasis"><text:span text:style-name="T12">.- setid y setuid:</text:span></text:span></text:p>
      <text:p text:style-name="P3"><text:span text:style-name="Strong_20_Emphasis"><text:span text:style-name="T12"><text:tab/><text:tab/></text:span></text:span><text:span text:style-name="Strong_20_Emphasis"><text:span text:style-name="T11">Este permiso permite que un archivo <text:s/>se ejecute con los permisos del propietario, <text:tab/><text:tab/><text:tab/>no del usuario que lo está ejecutando, la forma de identificar si un archivo tiene ese <text:tab/><text:tab/>permiso es verificar los permisos del archivo ya que después de los permisos del <text:tab/><text:tab/><text:tab/>propietario se agrega una “</text:span></text:span><text:span text:style-name="Strong_20_Emphasis"><text:span text:style-name="T12">S”. 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<text:tab/>rwxs r-x r-x <text:tab/></text:span></text:span><text:span text:style-name="Strong_20_Emphasis"><text:span text:style-name="T11">como vemos después de los permisos del propietario se <text:tab/><text:tab/><text:tab/>encuentra la </text:span></text:span><text:span text:style-name="Strong_20_Emphasis"><text:span text:style-name="T12">S</text:span></text:span><text:span text:style-name="Strong_20_Emphasis"><text:span text:style-name="T11"> <text:s text:c="2"/>indicando que se puede ejecutar como propietario sin importar el <text:tab/><text:tab/><text:tab/>usuario (generalmente para archivos ejecutables)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Ejercicios:</text:span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~# ls</text:span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~# pwd</text:span></text:span></text:p>
      <text:p text:style-name="P3"><text:span text:style-name="Strong_20_Emphasis"><text:span text:style-name="T11"><text:tab/><text:tab/><text:tab/>/root</text:span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~# cd/home/</text:span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# home# ls</text:span></text:span></text:p>
      <text:p text:style-name="P3"><text:span text:style-name="Strong_20_Emphasis"><text:span text:style-name="T11"><text:tab/><text:tab/><text:tab/>soporte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# cd soporte/</text:span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sporte# ls</text:span></text:span></text:p>
      <text:p text:style-name="P3"><text:span text:style-name="Strong_20_Emphasis"><text:span text:style-name="T11"><text:tab/><text:tab/><text:tab/>1.txt<text:tab/>2.jpg<text:tab/>3.php..................................file 45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 ls -l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-rw-r –r-- 1 root root 0 ene 26 22:53 1.txt</text:span></text:span></text:p>
      <text:p text:style-name="P3"><text:span text:style-name="Strong_20_Emphasis"><text:span text:style-name="T11"><text:tab/><text:tab/>{col1} <text:s text:c="5"/>2 <text:s text:c="2"/>3 <text:s text:c="3"/>4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columna 1 : indica que tipo de archivo y que permisos</text:span></text:span></text:p>
      <text:p text:style-name="P3"><text:span text:style-name="Strong_20_Emphasis"><text:span text:style-name="T11"><text:tab/><text:tab/>columna 3 : indica usuario propietario</text:span></text:span></text:p>
      <text:p text:style-name="P3"><text:span text:style-name="Strong_20_Emphasis"><text:span text:style-name="T11"><text:tab/><text:tab/>columna 4 : indica el grupo de propietario 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 ls -l 1.txt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-|rw-|r--|r--| 1 <text:s text:c="2"/>root <text:s text:c="2"/>root <text:s/>0 <text:s/>ene <text:s/>26 22:53 <text:s/>1.txt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primera linea: si empieza con: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d = directorio<text:tab/><text:tab/>rw- <text:s text:c="2"/>permisos del propietrio (en este caso root)</text:span></text:span></text:p>
      <text:list xml:id="list2899794260490558884" text:style-name="L4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Strong_20_Emphasis"><text:span text:style-name="T6">- = archivo<text:tab/><text:tab/><text:tab/>r-- <text:s text:c="3"/>permisos que tienen los usuarios del grupo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"><text:span text:style-name="Strong_20_Emphasis"><text:span text:style-name="T11"><text:tab/><text:tab/><text:tab/><text:tab/><text:tab/><text:tab/><text:tab/> <text:s text:c="8"/>propietario ( en este caso root)</text:span></text:span></text:p>
      <text:p text:style-name="P3"><text:span text:style-name="Strong_20_Emphasis"><text:span text:style-name="T11"><text:tab/><text:tab/><text:tab/>s = enlace<text:tab/><text:tab/><text:tab/>r-- <text:s text:c="4"/>permisos de otros usuari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1">18<text:tab/><text:tab/><text:tab/>rw- <text:s/>= octal 6</text:span></text:span></text:p>
      <text:p text:style-name="P3"><text:span text:style-name="Strong_20_Emphasis"><text:span text:style-name="T11"><text:tab/><text:tab/><text:tab/>r-- <text:s text:c="2"/>= octal 4</text:span></text:span></text:p>
      <text:p text:style-name="P3"><text:span text:style-name="Strong_20_Emphasis"><text:span text:style-name="T11"><text:tab/><text:tab/><text:tab/>r-- <text:s text:c="2"/>= octal 4</text:span></text:span></text:p>
      <text:p text:style-name="P3"><text:span text:style-name="Strong_20_Emphasis"><text:span text:style-name="T11"/></text:span></text:p>
      <text:p text:style-name="P4"><text:span text:style-name="Strong_20_Emphasis"><text:span text:style-name="T12">“Permisos Absolutos”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.- </text:span></text:span><text:span text:style-name="Strong_20_Emphasis"><text:span text:style-name="T11">Cambiamos permisos al archivo:</text:span></text:span></text:p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 # chmod 755 <text:s text:c="2"/>1.txt<text:tab/><text:tab/>| u = usuario |</text:span></text:span></text:p>
      <text:p text:style-name="P3"><text:span text:style-name="Strong_20_Emphasis"><text:span text:style-name="T11"><text:tab/><text:tab/><text:tab/><text:tab/>#ls -l<text:tab/> 1.txt <text:s text:c="3"/>daria:<text:tab/><text:tab/><text:tab/><text:tab/><text:tab/>| g = grupo <text:s text:c="3"/>|</text:span></text:span></text:p>
      <text:p text:style-name="P3"><text:span text:style-name="Strong_20_Emphasis"><text:span text:style-name="T11"><text:tab/><text:tab/><text:tab/> <text:tab/><text:tab/><text:tab/><text:tab/><text:tab/><text:tab/><text:tab/><text:tab/><text:tab/>| o = otros <text:s text:c="4"/>|</text:span></text:span></text:p>
      <text:p text:style-name="P3"><text:span text:style-name="Strong_20_Emphasis"><text:span text:style-name="T12"><text:tab/><text:tab/>-rwxr-x r-x <text:s text:c="2"/>1 <text:s text:c="2"/>root o <text:s/>ene <text:s/>26 22:53 <text:s text:c="2"/>1.txt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<text:tab/><text:tab/><text:tab/>“Permisos Relativos”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ejemplo: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archivo <text:s text:c="2"/>2.jpg <text:s text:c="2"/>--&gt; -rw- r-- r-- 1 root root o ene 26 22:53 <text:s/>2.jpg</text:span></text:span></text:p>
      <text:p text:style-name="P3"><text:span text:style-name="Strong_20_Emphasis"><text:span text:style-name="T11"><text:tab/><text:tab/>#chmod u= +rx 2.jpg <text:s/>→ <text:s/>(modifica solo para el usuario)</text:span></text:span></text:p>
      <text:p text:style-name="P3"><text:span text:style-name="Strong_20_Emphasis"><text:span text:style-name="T11"><text:tab/><text:tab/># ls -l 2.jpg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→ <text:s/>-r-x r-- r-- 1 <text:s/>root <text:s/>root o ene 26 22:53 <text:s/>2.jpg</text:span></text:span></text:p>
      <text:p text:style-name="P3"><text:span text:style-name="Strong_20_Emphasis"><text:span text:style-name="T11"><text:tab/><text:tab/><text:tab/># chmod u = +rx, g= -r, o= r 2.jpg</text:span></text:span></text:p>
      <text:p text:style-name="P3"><text:span text:style-name="Strong_20_Emphasis"><text:span text:style-name="T11"><text:tab/><text:tab/><text:tab/>#ls -l 2.jpg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→ -r-x --- r-- 1 <text:s/>root <text:s/>root <text:s/>o ene 26 22:53 <text:s/>2.jpg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añadimos permisos:</text:span></text:span></text:p>
      <text:p text:style-name="P3"><text:span text:style-name="Strong_20_Emphasis"><text:span text:style-name="T11"><text:tab/><text:tab/><text:tab/>#chmod u = +rwx , g = r , o = -r <text:s/>2.jpg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seria lo mismo que :<text:tab/><text:tab/>|<text:tab/>#chmod -R 777 tecnologia</text:span></text:span></text:p>
      <text:p text:style-name="P3"><text:span text:style-name="Strong_20_Emphasis"><text:span text:style-name="T11"><text:tab/><text:tab/><text:tab/><text:tab/><text:tab/><text:tab/><text:tab/>|<text:tab/>*añade todos los permisos sobre el directorio</text:span></text:span></text:p>
      <text:p text:style-name="P3"><text:span text:style-name="Strong_20_Emphasis"><text:span text:style-name="T11"><text:tab/><text:tab/><text:tab/>#chmod 740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- Comando chown </text:span></text:span><text:span text:style-name="Strong_20_Emphasis"><text:span text:style-name="T11">: cambiar usuario y grupo propietario </text:span></text:span></text:p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</text:span></text:span></text:p>
      <text:p text:style-name="P3"><text:span text:style-name="Strong_20_Emphasis"><text:span text:style-name="T11"><text:tab/><text:tab/><text:tab/><text:tab/>#users → muestra que usuario tenemos y grupo</text:span></text:span></text:p>
      <text:p text:style-name="P3"><text:span text:style-name="Strong_20_Emphasis"><text:span text:style-name="T11"><text:tab/><text:tab/><text:tab/><text:tab/>root <text:s/>root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users soporte</text:span></text:span></text:p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 groups soporte</text:span></text:span></text:p>
      <text:p text:style-name="P3"><text:span text:style-name="Strong_20_Emphasis"><text:span text:style-name="T11"><text:tab/><text:tab/><text:tab/><text:tab/>soporte : soporte <text:s/>cdrom <text:s/>floppy <text:s/>audio <text:s/>dip <text:s/>video plugdev</text:span></text:span></text:p>
      <text:p text:style-name="P3"><text:span text:style-name="Strong_20_Emphasis"><text:span text:style-name="T11"><text:tab/><text:tab/><text:tab/><text:tab/>#ls -l </text:span></text:span></text:p>
      <text:p text:style-name="P3"><text:span text:style-name="Strong_20_Emphasis"><text:span text:style-name="T11"><text:tab/><text:tab/><text:tab/><text:tab/><text:tab/>root <text:s/>root …....1........</text:span></text:span></text:p>
      <text:p text:style-name="P3"><text:span text:style-name="Strong_20_Emphasis"><text:span text:style-name="T11"><text:tab/><text:tab/><text:tab/>muestra todos los archivos dentro del directorio usuario “root”</text:span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PERMISOS</text:span></text:span></text:p>
      <text:p text:style-name="P3"><text:span text:style-name="Strong_20_Emphasis"><text:span text:style-name="T12">19</text:span></text:span></text:p>
      <text:p text:style-name="P3"><text:span text:style-name="Strong_20_Emphasis"><text:span text:style-name="T12"><text:tab/><text:tab/>.- Comando chown: <text:tab/></text:span></text:span><text:span text:style-name="Strong_20_Emphasis"><text:span text:style-name="T11">(change owner)</text:span></text:span></text:p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 chown soporte *</text:span></text:span></text:p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 ls -l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-......... 1 soporte <text:s/>root o ene.....</text:span></text:span></text:p>
      <text:p text:style-name="P3"><text:span text:style-name="Strong_20_Emphasis"><text:span text:style-name="T11"><text:tab/><text:tab/><text:tab/>todos los archivos cambiaron al usuario “soporte”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chown root 1.txt → cambiaria el propietario de archivo 1.txt</text:span></text:span></text:p>
      <text:p text:style-name="P3"><text:span text:style-name="Strong_20_Emphasis"><text:span text:style-name="T11"/></text:span></text:p>
      <text:list xml:id="list4269390160558419972" text:style-name="L5">
        <text:list-item>
          <text:list>
            <text:list-item>
              <text:list>
                <text:list-item>
                  <text:p text:style-name="P14"><text:span text:style-name="Strong_20_Emphasis"><text:span text:style-name="T12">Si quiero cambiar todos los archivos, tanto de usuario como el grupo:</text:span></text:span></text:p>
                  <text:p text:style-name="P14"><text:span text:style-name="Strong_20_Emphasis"><text:span text:style-name="T11"/></text:span></text:p>
                </text:list-item>
              </text:list>
            </text:list-item>
          </text:list>
        </text:list-item>
      </text:list>
      <text:p text:style-name="P3"><text:span text:style-name="Strong_20_Emphasis"><text:span text:style-name="T11"><text:tab/><text:tab/><text:tab/></text:span></text:span><text:a xlink:type="simple" xlink:href="mailto:root@server" text:style-name="Internet_20_link" text:visited-style-name="Visited_20_Internet_20_Link"><text:span text:style-name="Strong_20_Emphasis"><text:span text:style-name="T11">root@server</text:span></text:span></text:a><text:span text:style-name="Strong_20_Emphasis"><text:span text:style-name="T11">:/home/soporte# chown soporte:soporte *</text:span></text:span></text:p>
      <text:p text:style-name="P3"><text:span text:style-name="Strong_20_Emphasis"><text:span text:style-name="T11"><text:tab/><text:tab/><text:tab/><text:tab/><text:tab/><text:tab/><text:tab/><text:tab/><text:tab/>user <text:s text:c="5"/>group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.- En caso de tener subdirectorios:</text:span></text:span></text:p>
      <text:p text:style-name="P3"><text:span text:style-name="Strong_20_Emphasis"><text:span text:style-name="T11"><text:tab/><text:tab/><text:tab/>usaríamos -R <text:s/>→ de forma recursiva cambia el propietario de ficheros y <text:tab/><text:tab/><text:tab/><text:tab/><text:tab/><text:tab/><text:tab/>subdirectorios de una carpeta</text:span></text:span></text:p>
      <text:p text:style-name="P3"><text:span text:style-name="Strong_20_Emphasis"><text:span text:style-name="T11"><text:tab/><text:tab/><text:tab/><text:tab/> <text:s text:c="6"/>-C <text:s/>→ muestra los archivos afectad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chown -R soporte:soporte/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- Comando chgrp</text:span></text:span><text:span text:style-name="Strong_20_Emphasis"><text:span text:style-name="T11">:<text:tab/>(change group)</text:span></text:span></text:p>
      <text:p text:style-name="P3"><text:span text:style-name="Strong_20_Emphasis"><text:span text:style-name="T11"><text:tab/><text:tab/><text:tab/>cambia el grupo propietario : chgrp opciones grupo archivo</text:span></text:span></text:p>
      <text:p text:style-name="P3"><text:span text:style-name="Strong_20_Emphasis"><text:span text:style-name="T11"><text:tab/><text:tab/><text:tab/></text:span></text:span></text:p>
      <text:p text:style-name="P3"><text:span text:style-name="Strong_20_Emphasis"><text:span text:style-name="T11"><text:tab/><text:tab/><text:tab/><text:tab/>#chgrp root 1.txt → no cambia el usuario, solo el grupo propietari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- Comando umask: </text:span></text:span><text:span text:style-name="Strong_20_Emphasis"><text:span text:style-name="T11"><text:tab/>muestra permisos predeterminados en forma octal invertida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umask</text:span></text:span></text:p>
      <text:p text:style-name="P3"><text:span text:style-name="Strong_20_Emphasis"><text:span text:style-name="T11"><text:tab/><text:tab/><text:tab/>0022</text:span></text:span></text:p>
      <text:p text:style-name="P3"><text:span text:style-name="Strong_20_Emphasis"><text:span text:style-name="T11"><text:tab/><text:tab/><text:tab/>umask -S</text:span></text:span></text:p>
      <text:p text:style-name="P3"><text:span text:style-name="Strong_20_Emphasis"><text:span text:style-name="T11"><text:tab/><text:tab/><text:tab/>u = rwx , g = rx , o = rx</text:span></text:span></text:p>
      <text:p text:style-name="P3"><text:span text:style-name="Strong_20_Emphasis"><text:span text:style-name="T11"><text:tab/><text:tab/><text:tab/><text:tab/>7<text:tab/> <text:s/>5<text:tab/> <text:s text:c="3"/>5</text:span></text:span></text:p>
      <text:p text:style-name="P3"><text:span text:style-name="Strong_20_Emphasis"><text:span text:style-name="T11"><text:tab/><text:tab/><text:tab/><text:tab/>0<text:tab/> <text:s/>2<text:tab/> <text:s text:c="3"/>2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022 valor relativo , si tomamos 777 valor absoluto y le restamos el valor <text:tab/><text:tab/><text:tab/><text:tab/>umask 0022 el resultado es 755.</text:span></text:span></text:p>
      <text:p text:style-name="P3"><text:span text:style-name="Strong_20_Emphasis"><text:span text:style-name="T11"><text:tab/><text:tab/><text:tab/>Para cambiar los valores de permisos predeterminados escribimos umask nuevo <text:tab/><text:tab/><text:tab/>valor , ( este valor debe ser invertido). Si queremos que solo el creador de los <text:tab/><text:tab/><text:tab/>archivos tenga permisos se crearia con el valor:<text:tab/><text:tab/><text:tab/><text:tab/></text:span></text:span></text:p>
      <text:p text:style-name="P3"><text:span text:style-name="Strong_20_Emphasis"><text:span text:style-name="T11"><text:tab/><text:tab/><text:tab/><text:tab/></text:span></text:span><text:span text:style-name="Strong_20_Emphasis"><text:span text:style-name="T12">umask 077</text:span></text:span><text:span text:style-name="Strong_20_Emphasis"><text:span text:style-name="T11"> → teniendo resultado el valor 700</text:span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Configuración de Red</text:span></text:span></text:p>
      <text:p text:style-name="P3"><text:span text:style-name="Strong_20_Emphasis"><text:span text:style-name="T12">20</text:span></text:span></text:p>
      <text:p text:style-name="P3"><text:span text:style-name="Strong_20_Emphasis"><text:span text:style-name="T12"><text:tab/>.- Archivos:</text:span></text:span></text:p>
      <text:p text:style-name="P3"><text:span text:style-name="Strong_20_Emphasis"><text:span text:style-name="T12"><text:tab/><text:tab/>. /etc/network/interfaces</text:span></text:span></text:p>
      <text:p text:style-name="P3"><text:span text:style-name="Strong_20_Emphasis"><text:span text:style-name="T12"><text:tab/><text:tab/>./etc/hosts</text:span></text:span></text:p>
      <text:p text:style-name="P3"><text:span text:style-name="Strong_20_Emphasis"><text:span text:style-name="T12"><text:tab/><text:tab/>./etc/resolv.conf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.-Comandos:</text:span></text:span></text:p>
      <text:p text:style-name="P3"><text:span text:style-name="Strong_20_Emphasis"><text:span text:style-name="T12"><text:tab/><text:tab/>. netstat</text:span></text:span></text:p>
      <text:p text:style-name="P3"><text:span text:style-name="Strong_20_Emphasis"><text:span text:style-name="T12"><text:tab/><text:tab/>.ip</text:span></text:span></text:p>
      <text:p text:style-name="P3"><text:span text:style-name="Strong_20_Emphasis"><text:span text:style-name="T12"><text:tab/><text:tab/><text:tab/>.iproute<text:tab/><text:tab/><text:tab/>.nslookup</text:span></text:span></text:p>
      <text:p text:style-name="P3"><text:span text:style-name="Strong_20_Emphasis"><text:span text:style-name="T12"><text:tab/><text:tab/><text:tab/>.iplink<text:tab/><text:tab/><text:tab/>.dig</text:span></text:span></text:p>
      <text:p text:style-name="P3"><text:span text:style-name="Strong_20_Emphasis"><text:span text:style-name="T12"><text:tab/><text:tab/><text:tab/>.ipaddr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.ifconfig</text:span></text:span></text:p>
      <text:p text:style-name="P3"><text:span text:style-name="Strong_20_Emphasis"><text:span text:style-name="T12"><text:tab/><text:tab/>.arp</text:span></text:span></text:p>
      <text:p text:style-name="P3"><text:span text:style-name="Strong_20_Emphasis"><text:span text:style-name="T12"><text:tab/><text:tab/>.route</text:span></text:span></text:p>
      <text:p text:style-name="P3"><text:span text:style-name="Strong_20_Emphasis"><text:span text:style-name="T12"><text:tab/><text:tab/>.mtr</text:span></text:span></text:p>
      <text:p text:style-name="P3"><text:span text:style-name="Strong_20_Emphasis"><text:span text:style-name="T12"><text:tab/><text:tab/>.traceroute</text:span></text:span></text:p>
      <text:p text:style-name="P3"><text:span text:style-name="Strong_20_Emphasis"><text:span text:style-name="T12"><text:tab/><text:tab/>.ping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/text:span></text:span><text:span text:style-name="Strong_20_Emphasis"><text:span text:style-name="T11">Ejemplo descarga de un comando : # apt -get install mtr</text:span></text:span></text:p>
      <text:p text:style-name="P3"><text:span text:style-name="Strong_20_Emphasis"><text:span text:style-name="T11"><text:tab/><text:tab/></text:span></text:span></text:p>
      <text:p text:style-name="P3"><text:span text:style-name="Strong_20_Emphasis"><text:span text:style-name="T11"><text:tab/><text:tab/>.</text:span></text:span><text:span text:style-name="Strong_20_Emphasis"><text:span text:style-name="T12">netstat :</text:span></text:span><text:span text:style-name="Strong_20_Emphasis"><text:span text:style-name="T11"> permite visualizar conexiones que se están realizando en nuestro servidor</text:span></text:span></text:p>
      <text:p text:style-name="P3"><text:span text:style-name="Strong_20_Emphasis"><text:span text:style-name="T11"><text:tab/><text:tab/><text:tab/>#netstat <text:s/>local address foreing address....</text:span></text:span></text:p>
      <text:p text:style-name="P3"><text:span text:style-name="Strong_20_Emphasis"><text:span text:style-name="T11"><text:tab/><text:tab/><text:tab/></text:span></text:span></text:p>
      <text:p text:style-name="P3"><text:span text:style-name="Strong_20_Emphasis"><text:span text:style-name="T11"><text:tab/><text:tab/><text:tab/># w --&gt;vemos los conectados y que están haciend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arp</text:span></text:span><text:span text:style-name="Strong_20_Emphasis"><text:span text:style-name="T11"> : </text:span></text:span></text:p>
      <text:p text:style-name="P3"><text:span text:style-name="Strong_20_Emphasis"><text:span text:style-name="T11"><text:tab/><text:tab/><text:tab/>#arp -a <text:s text:c="2"/>muestra las tablas de la mac asociadas a su respectiva ip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ping</text:span></text:span><text:span text:style-name="Strong_20_Emphasis"><text:span text:style-name="T11"> : verifica que un host responde </text:span></text:span></text:p>
      <text:p text:style-name="P3"><text:span text:style-name="Strong_20_Emphasis"><text:span text:style-name="T11"><text:tab/><text:tab/><text:tab/>#ping direccion ip <text:s/>o nombre del host <text:s/>→ ping 8.8.8.8</text:span></text:span></text:p>
      <text:p text:style-name="P3"><text:span text:style-name="Strong_20_Emphasis"><text:span text:style-name="T11"><text:tab/><text:tab/><text:tab/><text:tab/>a veces el host está bloqueando paquetes </text:span></text:span><text:span text:style-name="Strong_20_Emphasis"><text:span text:style-name="T12">icmp 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<text:tab/><text:tab/>.traceroute : <text:s/></text:span></text:span><text:span text:style-name="Strong_20_Emphasis"><text:span text:style-name="T11">Realiza una traza <text:s/>max 30 saltos hasta llegar al host indicado</text:span></text:span></text:p>
      <text:p text:style-name="P3"><text:span text:style-name="Strong_20_Emphasis"><text:span text:style-name="T11"><text:tab/><text:tab/><text:tab/>#traceroute sugeek.co</text:span></text:span></text:p>
      <text:p text:style-name="P3"><text:span text:style-name="Strong_20_Emphasis"><text:span text:style-name="T11"><text:tab/><text:tab/><text:tab/>#traceroute -n sugeek.c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2"/></text:span></text:p>
      <text:p text:style-name="P4"><text:soft-page-break/><text:span text:style-name="Strong_20_Emphasis"><text:span text:style-name="T12">Conf. <text:s/>de red <text:s text:c="3"/>-Archivos-</text:span></text:span></text:p>
      <text:p text:style-name="P3"><text:span text:style-name="Strong_20_Emphasis"><text:span text:style-name="T12">21</text:span></text:span></text:p>
      <text:p text:style-name="P3"><text:span text:style-name="Strong_20_Emphasis"><text:span text:style-name="T12"><text:tab/><text:tab/>./etc/network/interfaces : </text:span></text:span></text:p>
      <text:p text:style-name="P3"><text:span text:style-name="Strong_20_Emphasis"><text:span text:style-name="T12"><text:tab/><text:tab/><text:tab/></text:span></text:span><text:span text:style-name="Strong_20_Emphasis"><text:span text:style-name="T11">#nano/etc/network/interfaces <text:s text:c="4"/>muestra el archivo de interface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ejemplo: <text:s text:c="5"/>auto lo</text:span></text:span></text:p>
      <text:p text:style-name="P3"><text:span text:style-name="Strong_20_Emphasis"><text:span text:style-name="T11"><text:tab/><text:tab/><text:tab/><text:tab/><text:tab/>iface lo inet loopbak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primary network interface </text:span></text:span></text:p>
      <text:p text:style-name="P3"><text:span text:style-name="Strong_20_Emphasis"><text:span text:style-name="T11"><text:tab/><text:tab/><text:tab/><text:tab/><text:tab/>auto eth0</text:span></text:span></text:p>
      <text:p text:style-name="P3"><text:span text:style-name="Strong_20_Emphasis"><text:span text:style-name="T11"><text:tab/><text:tab/><text:tab/><text:tab/><text:tab/>iface eth0 inet dhcp</text:span></text:span></text:p>
      <text:p text:style-name="P3"><text:span text:style-name="Strong_20_Emphasis"><text:span text:style-name="T11"><text:tab/><text:tab/><text:tab/><text:tab/><text:tab/><text:tab/>static → </text:span></text:span></text:p>
      <text:p text:style-name="P3"><text:span text:style-name="Strong_20_Emphasis"><text:span text:style-name="T11"><text:tab/><text:tab/><text:tab/><text:tab/><text:tab/><text:tab/><text:tab/>address 192.168.2.119</text:span></text:span></text:p>
      <text:p text:style-name="P3"><text:span text:style-name="Strong_20_Emphasis"><text:span text:style-name="T11"><text:tab/><text:tab/><text:tab/><text:tab/><text:tab/><text:tab/><text:tab/>network 192.168.2.0</text:span></text:span></text:p>
      <text:p text:style-name="P3"><text:span text:style-name="Strong_20_Emphasis"><text:span text:style-name="T11"><text:tab/><text:tab/><text:tab/><text:tab/><text:tab/><text:tab/><text:tab/>netmask 255.255.255.0</text:span></text:span></text:p>
      <text:p text:style-name="P3"><text:span text:style-name="Strong_20_Emphasis"><text:span text:style-name="T11"><text:tab/><text:tab/><text:tab/><text:tab/><text:tab/><text:tab/><text:tab/>gateway 192.168.2.1</text:span></text:span></text:p>
      <text:p text:style-name="P3"><text:span text:style-name="Strong_20_Emphasis"><text:span text:style-name="T11"><text:tab/><text:tab/><text:tab/><text:tab/><text:tab/><text:tab/><text:tab/>broadcast 192.168.2.255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service networking restart → reinicia el servicio networking</text:span></text:span></text:p>
      <text:p text:style-name="P3"><text:span text:style-name="Strong_20_Emphasis"><text:span text:style-name="T11"><text:tab/><text:tab/><text:tab/>#ifconfig <text:s/>→ muestra interfaces activos , comprueba los cambios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/etc/resolv.conf :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Permite configurar las DNS</text:span></text:span></text:p>
      <text:p text:style-name="P3"><text:span text:style-name="Strong_20_Emphasis"><text:span text:style-name="T11"><text:tab/><text:tab/><text:tab/>#nano /etc/resolv.conf</text:span></text:span></text:p>
      <text:p text:style-name="P3"><text:span text:style-name="Strong_20_Emphasis"><text:span text:style-name="T11"><text:tab/><text:tab/><text:tab/><text:tab/>nameserver 8.8.8.8 <text:s text:c="12"/>→ google</text:span></text:span></text:p>
      <text:p text:style-name="P3"><text:span text:style-name="Strong_20_Emphasis"><text:span text:style-name="T11"><text:tab/><text:tab/><text:tab/><text:tab/>nameserver 192.168.2.1 <text:s text:c="4"/>→ gateway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para agregar un dominio escribiría en la primera fila:</text:span></text:span></text:p>
      <text:p text:style-name="P3"><text:span text:style-name="Strong_20_Emphasis"><text:span text:style-name="T11"><text:tab/><text:tab/><text:tab/><text:tab/>search suggek.co <text:s/>ó la dirección ip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/etc/host :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muestra la asociación entre el host y el localhost</text:span></text:span></text:p>
      <text:p text:style-name="P3"><text:span text:style-name="Strong_20_Emphasis"><text:span text:style-name="T11"><text:tab/><text:tab/><text:tab/>#nano /etc/host</text:span></text:span></text:p>
      <text:p text:style-name="P3"><text:span text:style-name="Strong_20_Emphasis"><text:span text:style-name="T11"><text:tab/><text:tab/><text:tab/><text:tab/>127.0.0.1 <text:s text:c="2"/>localhost</text:span></text:span></text:p>
      <text:p text:style-name="P3"><text:span text:style-name="Strong_20_Emphasis"><text:span text:style-name="T11"><text:tab/><text:tab/><text:tab/><text:tab/>127.0.1.1 <text:s text:c="2"/>server.sugeek.co <text:s text:c="4"/>server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nslookup:<text:tab/>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muestra la dirección ip de un nombre de dominio</text:span></text:span></text:p>
      <text:p text:style-name="P3"><text:span text:style-name="Strong_20_Emphasis"><text:span text:style-name="T11"><text:tab/><text:tab/><text:tab/>#nslookup sugeek.co</text:span></text:span></text:p>
      <text:p text:style-name="P3"><text:span text:style-name="Strong_20_Emphasis"><text:span text:style-name="T11"><text:tab/><text:tab/><text:tab/><text:tab/>server : 192.168.2.1</text:span></text:span></text:p>
      <text:p text:style-name="P3"><text:span text:style-name="Strong_20_Emphasis"><text:span text:style-name="T11"><text:tab/><text:tab/><text:tab/><text:tab/>address: 192.168.2.1 #53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4"><text:soft-page-break/><text:span text:style-name="Strong_20_Emphasis"><text:span text:style-name="T12">Conf. <text:s/>de red <text:s text:c="3"/>-Archivos-</text:span></text:span></text:p>
      <text:p text:style-name="P3"><text:span text:style-name="Strong_20_Emphasis"><text:span text:style-name="T12">22</text:span></text:span></text:p>
      <text:p text:style-name="P3"><text:span text:style-name="Strong_20_Emphasis"><text:span text:style-name="T12"><text:tab/><text:tab/>.dig :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permite cambiar de servidor DNS</text:span></text:span></text:p>
      <text:p text:style-name="P3"><text:span text:style-name="Strong_20_Emphasis"><text:span text:style-name="T11"><text:tab/><text:tab/><text:tab/>#dig@8.8.8.8 <text:s/>blog.sugeek.co ( estamos utilizando el servidor de google)</text:span></text:span></text:p>
      <text:p text:style-name="P3"><text:span text:style-name="Strong_20_Emphasis"><text:span text:style-name="T11"><text:tab/><text:tab/><text:tab/><text:tab/><text:tab/><text:tab/><text:tab/><text:tab/><text:tab/>(y muestra mas informacion)</text:span></text:span></text:p>
      <text:p text:style-name="P3"><text:span text:style-name="Strong_20_Emphasis"><text:span text:style-name="T11"/></text:span></text:p>
      <text:p text:style-name="P4"><text:span text:style-name="Strong_20_Emphasis"><text:span text:style-name="T12">-Archivos-</text:span></text:span></text:p>
      <text:p text:style-name="P4"><text:span text:style-name="Strong_20_Emphasis"><text:span text:style-name="T12"/></text:span></text:p>
      <text:p text:style-name="P3"><text:span text:style-name="Strong_20_Emphasis"><text:span text:style-name="T12"><text:tab/><text:tab/>.ifconfig :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muestra los interfaces de red activos y operativos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ifconfig -a (muestra incluso los ocultos o no configurados)</text:span></text:span></text:p>
      <text:p text:style-name="P3"><text:span text:style-name="Strong_20_Emphasis"><text:span text:style-name="T11"><text:tab/><text:tab/><text:tab/></text:span></text:span></text:p>
      <text:p text:style-name="P3"><text:span text:style-name="Strong_20_Emphasis"><text:span text:style-name="T11"><text:tab/><text:tab/><text:tab/>#ifconfig <text:s/>eth0 <text:s/>192.168.2.181 netmask 255.255.255.0</text:span></text:span></text:p>
      <text:p text:style-name="P3"><text:span text:style-name="Strong_20_Emphasis"><text:span text:style-name="T11"><text:tab/><text:tab/><text:tab/><text:tab/><text:tab/>( me permite asignar una ip momentánea)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ifup eth0 <text:tab/><text:tab/>permite habilitar esa interface de red</text:span></text:span></text:p>
      <text:p text:style-name="P3"><text:span text:style-name="Strong_20_Emphasis"><text:span text:style-name="T11"><text:tab/><text:tab/><text:tab/>#ifdown eth0 <text:tab/>permite deshabilitar esa interface de red</text:span></text:span></text:p>
      <text:p text:style-name="P3"><text:span text:style-name="Strong_20_Emphasis"><text:span text:style-name="T11"><text:tab/><text:tab/><text:tab/>#ifconfig eth0 up</text:span></text:span></text:p>
      <text:p text:style-name="P3"><text:span text:style-name="Strong_20_Emphasis"><text:span text:style-name="T11"><text:tab/><text:tab/><text:tab/>#ifconfig eth0 down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mtr :</text:span></text:span></text:p>
      <text:p text:style-name="P3"><text:span text:style-name="Strong_20_Emphasis"><text:span text:style-name="T12"><text:tab/><text:tab/><text:tab/><text:tab/></text:span></text:span><text:span text:style-name="Strong_20_Emphasis"><text:span text:style-name="T11">similar a tracerout envia paquetes hasta que lo detengamos, permite ver <text:tab/><text:tab/><text:tab/><text:tab/>donde se traba y hay pérdida de paquetes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apt -get install mtr</text:span></text:span></text:p>
      <text:p text:style-name="P3"><text:span text:style-name="Strong_20_Emphasis"><text:span text:style-name="T11"><text:tab/><text:tab/><text:tab/>#mtr -n suggek.co<text:tab/><text:tab/>*si no sale <text:s/>#route <text:s/>nos muestra la ruta que tenemos </text:span></text:span></text:p>
      <text:p text:style-name="P3"><text:span text:style-name="Strong_20_Emphasis"><text:span text:style-name="T11"><text:tab/><text:tab/><text:tab/>#mtr -n 8.8.8.8<text:tab/><text:tab/><text:tab/><text:tab/><text:tab/>ip <text:s text:c="2"/>routers <text:s text:c="2"/>table <text:s text:c="3"/>destination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mtr -n google.com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ejemplo: #route add default gw 192.168.2.1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11"/></text:span></text:p>
      <text:p text:style-name="P4"><text:span text:style-name="Strong_20_Emphasis"><text:span text:style-name="T12">Conf. <text:s/>de red <text:s text:c="3"/>-Comandos-</text:span></text:span></text:p>
      <text:p text:style-name="P3"><text:span text:style-name="Strong_20_Emphasis"><text:span text:style-name="T12">23</text:span></text:span></text:p>
      <text:p text:style-name="P3"><text:span text:style-name="Strong_20_Emphasis"><text:span text:style-name="T12"><text:tab/><text:tab/>.ip</text:span></text:span></text:p>
      <text:p text:style-name="P3"><text:span text:style-name="Strong_20_Emphasis"><text:span text:style-name="T12"><text:tab/><text:tab/><text:tab/>ip addr: </text:span></text:span><text:span text:style-name="Strong_20_Emphasis"><text:span text:style-name="T11">muestra información <text:s/>de conexión , ip, etc.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/text:span></text:span><text:span text:style-name="Strong_20_Emphasis"><text:span text:style-name="T12">ip link <text:s/>: </text:span></text:span><text:span text:style-name="Strong_20_Emphasis"><text:span text:style-name="T11">muestra si la interface está en el enlace o no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/text:span></text:span><text:span text:style-name="Strong_20_Emphasis"><text:span text:style-name="T12">ip route : </text:span></text:span><text:span text:style-name="Strong_20_Emphasis"><text:span text:style-name="T11">define una ruta estática por defecto</text:span></text:span></text:p>
      <text:p text:style-name="P3"><text:span text:style-name="Strong_20_Emphasis"><text:span text:style-name="T11"><text:tab/><text:tab/><text:tab/><text:tab/>#route add → añado una ip a un gateway específico</text:span></text:span></text:p>
      <text:p text:style-name="P3"><text:span text:style-name="Strong_20_Emphasis"><text:span text:style-name="T11"><text:tab/><text:tab/><text:tab/><text:tab/>#route add 192.168.25.3 <text:s text:c="2"/>gateway 192.168.2.1 <text:s/>dev eth0</text:span></text:span></text:p>
      <text:p text:style-name="P3"><text:span text:style-name="Strong_20_Emphasis"><text:span text:style-name="T11"><text:tab/><text:tab/><text:tab/><text:tab/>#route <text:s text:c="2"/>nos lo muestra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*podemos agregar una red :</text:span></text:span></text:p>
      <text:p text:style-name="P3"><text:span text:style-name="Strong_20_Emphasis"><text:span text:style-name="T11"><text:tab/><text:tab/>#route add -net 192.168.6.0 netmask 255.255.255.0 gateway 192.168.2.1 dev eth0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/text:span></text:span><text:span text:style-name="Strong_20_Emphasis"><text:span text:style-name="T12">.-iproute : </text:span></text:span><text:span text:style-name="Strong_20_Emphasis"><text:span text:style-name="T11">muestra la conf de red </text:span></text:span><text:span text:style-name="Strong_20_Emphasis"><text:span text:style-name="T12"><text:s/></text:span></text:span><text:span text:style-name="Strong_20_Emphasis"><text:span text:style-name="T11">(iproute man, mas info)</text:span></text:span></text:p>
      <text:p text:style-name="P3"><text:span text:style-name="Strong_20_Emphasis"><text:span text:style-name="T11"><text:tab/><text:tab/><text:tab/><text:tab/>#iproute add 192.168.7.0/24 dev eth0</text:span></text:span></text:p>
      <text:p text:style-name="P3"><text:span text:style-name="Strong_20_Emphasis"><text:span text:style-name="T11"><text:tab/><text:tab/><text:tab/><text:tab/><text:tab/>el gateway puede variar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<text:tab/>#iproute add 192.168.8.0/24 <text:s/>via 192.168.2.1 </text:span></text:span></text:p>
      <text:p text:style-name="P3"><text:span text:style-name="Strong_20_Emphasis"><text:span text:style-name="T11"><text:tab/><text:tab/><text:tab/><text:tab/><text:tab/>incluimos gateway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.- Configurar una red lan linux &amp; combinar con w10</text:span></text:span></text:p>
      <text:p text:style-name="P3"><text:span text:style-name="Strong_20_Emphasis"><text:span text:style-name="T11"><text:tab/><text:tab/>1.- desde consola:</text:span></text:span></text:p>
      <text:p text:style-name="P3"><text:span text:style-name="Strong_20_Emphasis"><text:span text:style-name="T11"><text:tab/><text:tab/><text:tab/>#sudo apt -get update</text:span></text:span></text:p>
      <text:p text:style-name="P3"><text:span text:style-name="Strong_20_Emphasis"><text:span text:style-name="T11"><text:tab/><text:tab/><text:tab/>→ introducimos contraseña <text:s text:c="2"/>→ inicia update</text:span></text:span></text:p>
      <text:p text:style-name="P3"><text:span text:style-name="Strong_20_Emphasis"><text:span text:style-name="T11"><text:tab/><text:tab/><text:tab/>#sudo apt -get upgrade → actualiza </text:span></text:span></text:p>
      <text:p text:style-name="P3"><text:span text:style-name="Strong_20_Emphasis"><text:span text:style-name="T11"><text:tab/><text:tab/><text:tab/>instalamos: system.config-samba <text:s text:c="2"/>desde el buscador del samba , servidor de <text:tab/><text:tab/><text:tab/>archivos <text:s/>de la interface grafica smb4k, para kde samba (SMB).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2.- en el terminal:</text:span></text:span></text:p>
      <text:p text:style-name="P3"><text:span text:style-name="Strong_20_Emphasis"><text:span text:style-name="T11"><text:tab/><text:tab/><text:tab/>#sudo su -</text:span></text:span></text:p>
      <text:p text:style-name="P3"><text:span text:style-name="Strong_20_Emphasis"><text:span text:style-name="T11"><text:tab/><text:tab/><text:tab/>#sudo smbpassd -a usuario</text:span></text:span></text:p>
      <text:p text:style-name="P3"><text:span text:style-name="Strong_20_Emphasis"><text:span text:style-name="T11"><text:tab/><text:tab/><text:tab/><text:tab/>contraseña</text:span></text:span></text:p>
      <text:p text:style-name="P3"><text:span text:style-name="Strong_20_Emphasis"><text:span text:style-name="T11"><text:tab/><text:tab/><text:tab/><text:tab/>contraseña 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11"><text:tab/><text:tab/><text:tab/>#sudo apt -get install nmap</text:span></text:span></text:p>
      <text:p text:style-name="P3"><text:span text:style-name="Strong_20_Emphasis"><text:span text:style-name="T11"><text:tab/><text:tab/><text:tab/>#sudo nmap -sP 192.168.1.1-254</text:span></text:span></text:p>
      <text:p text:style-name="P3"><text:span text:style-name="Strong_20_Emphasis"><text:span text:style-name="T11"/></text:span></text:p>
      <text:p text:style-name="P3"><text:span text:style-name="Strong_20_Emphasis"><text:span text:style-name="T6"/></text:span></text:p>
      <text:p text:style-name="P3"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09cm" fo:margin-right="0.78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8-08-29T12:23:14.54</meta:creation-date>
    <dc:date>2018-11-07T18:01:54.533567526</dc:date>
    <meta:editing-duration>PT15H46M29S</meta:editing-duration>
    <meta:editing-cycles>81</meta:editing-cycles>
    <meta:generator>LibreOffice/5.2.7.2$Linux_X86_64 LibreOffice_project/20m0$Build-2</meta:generator>
    <meta:document-statistic meta:table-count="0" meta:image-count="0" meta:object-count="0" meta:page-count="23" meta:paragraph-count="560" meta:word-count="3644" meta:character-count="23420" meta:non-whitespace-character-count="18176"/>
  </office:meta>
</office:document-meta>
</file>